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FF00000300722169B9A6BC169D.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434343"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loext:graphic-properties draw:fill="solid" draw:fill-color="#434343"/>
      <style:paragraph-properties fo:text-align="start" style:font-independent-line-spacing="true"/>
      <style:text-properties fo:font-size="14pt"/>
    </style:style>
    <style:style style:name="P12" style:family="paragraph">
      <style:paragraph-properties fo:margin-left="1.27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529cm" fo:margin-bottom="0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2" style:family="text">
      <style:text-properties fo:font-variant="normal" fo:text-transform="none" fo:color="#ffe599"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e599"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4" style:family="text">
      <style:text-properties fo:font-variant="normal" fo:text-transform="none" fo:color="#2a399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5"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f3f3f3"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7" style:family="text">
      <style:text-properties fo:font-variant="normal" fo:text-transform="none" fo:color="#4a86e8"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434343"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style:style style:name="T9" style:family="text">
      <style:text-properties fo:font-variant="normal" fo:text-transform="none" fo:color="#434343" style:text-line-through-style="none" style:text-line-through-type="none" style:text-position="0% 100%" style:font-name="Roboto" fo:font-size="7pt" fo:letter-spacing="normal" fo:font-style="normal" style:text-underline-style="none" fo:font-weight="normal" style:font-name-asian="Roboto" style:font-size-asian="7pt" style:font-style-asian="normal" style:font-weight-asian="normal" style:font-name-complex="Roboto" style:font-size-complex="7pt" style:font-style-complex="normal" style:font-weight-complex="normal"/>
    </style:style>
    <style:style style:name="T10" style:family="text">
      <style:text-properties fo:font-variant="normal" fo:text-transform="none" fo:color="#569cd6"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1" style:family="text">
      <style:text-properties fo:font-variant="normal" fo:text-transform="none" fo:color="#d4d4d4"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2" style:family="text">
      <style:text-properties fo:font-variant="normal" fo:text-transform="none" fo:color="#9cdcfe"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3" style:family="text">
      <style:text-properties fo:font-variant="normal" fo:text-transform="none" fo:color="#b5cea8"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4" style:family="text">
      <style:text-properties fo:font-variant="normal" fo:text-transform="none" fo:color="#dcdcaa"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5" style:family="text">
      <style:text-properties fo:font-variant="normal" fo:text-transform="none" fo:color="#ce9178"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7" style:family="text">
      <style:text-properties fo:font-variant="normal" fo:text-transform="none" fo:color="#c586c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8" style:family="text">
      <style:text-properties fo:font-variant="normal" fo:text-transform="none" fo:color="#6a9955"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9" style:family="text">
      <style:text-properties fo:font-variant="normal" fo:text-transform="none" fo:color="#2a399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0" style:family="text">
      <style:text-properties fo:font-variant="normal" fo:text-transform="none" fo:color="#2a399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21" style:family="text">
      <style:text-properties fo:font-variant="normal" fo:text-transform="none" fo:color="#2a3990"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Verdana" fo:font-size="11.5pt" fo:letter-spacing="normal" fo:font-style="normal" style:text-underline-style="none" fo:font-weight="normal" style:font-name-asian="Verdana" style:font-size-asian="11.5pt" style:font-style-asian="normal" style:font-weight-asian="normal" style:font-name-complex="Verdana" style:font-size-complex="11.5pt" style:font-style-complex="normal" style:font-weight-complex="normal"/>
    </style:style>
    <style:style style:name="T23"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4" style:family="text">
      <style:text-properties fo:font-variant="normal" fo:text-transform="none" fo:color="#f06292"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25" style:family="text">
      <style:text-properties fo:font-variant="normal" fo:text-transform="none" fo:color="#4ec9b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6" style:family="text">
      <style:text-properties fo:font-variant="normal" fo:text-transform="none" fo:color="#d7ba7d"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7" style:family="text">
      <style:text-properties fo:font-variant="normal" fo:text-transform="none" fo:color="#f06292"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28"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29" style:family="text">
      <style:text-properties fo:font-variant="normal" fo:text-transform="none" fo:color="#434343" style:text-line-through-style="none" style:text-line-through-type="none" style:text-position="0% 100%" style:font-name="Roboto" fo:font-size="6pt" fo:letter-spacing="normal" fo:font-style="normal" style:text-underline-style="none" fo:font-weight="bold" style:font-name-asian="Roboto" style:font-size-asian="6pt" style:font-style-asian="normal" style:font-weight-asian="bold" style:font-name-complex="Roboto" style:font-size-complex="6pt" style:font-style-complex="normal" style:font-weight-complex="bold"/>
    </style:style>
    <style:style style:name="T30" style:family="text">
      <style:text-properties fo:font-variant="normal" fo:text-transform="none" fo:color="#80808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33" style:family="text">
      <style:text-properties fo:font-variant="normal" fo:text-transform="none" fo:color="#434343" style:text-line-through-style="none" style:text-line-through-type="none" style:text-position="0% 100%" style:font-name="Roboto" fo:font-size="5pt" fo:letter-spacing="normal" fo:font-style="normal" style:text-underline-style="none" fo:font-weight="normal" style:font-name-asian="Roboto" style:font-size-asian="5pt" style:font-style-asian="normal" style:font-weight-asian="normal" style:font-name-complex="Roboto" style:font-size-complex="5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T36" style:family="text">
      <style:text-properties fo:font-variant="normal" fo:text-transform="none" fo:color="#434343" style:text-line-through-style="none" style:text-line-through-type="none" style:text-position="0% 100%" style:font-name="Roboto" fo:font-size="1pt" fo:letter-spacing="normal" fo:font-style="normal" style:text-underline-style="none" fo:font-weight="normal" style:font-name-asian="Roboto" style:font-size-asian="1pt" style:font-style-asian="normal" style:font-weight-asian="normal" style:font-name-complex="Roboto" style:font-size-complex="1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38" style:family="text">
      <style:text-properties fo:font-variant="normal" fo:text-transform="none" fo:color="#f06292" style:text-line-through-style="none" style:text-line-through-type="none" style:text-position="0% 100%" style:font-name="Roboto" fo:font-size="17pt" fo:letter-spacing="normal" fo:font-style="normal" style:text-underline-style="solid" style:text-underline-width="auto" style:text-underline-color="font-color" fo:font-weight="normal" style:font-name-asian="Roboto" style:font-size-asian="17pt" style:font-style-asian="normal" style:font-weight-asian="normal" style:font-name-complex="Roboto" style:font-size-complex="17pt" style:font-style-complex="normal" style:font-weight-complex="normal"/>
    </style:style>
    <style:style style:name="T39" style:family="text">
      <style:text-properties fo:font-variant="normal" fo:text-transform="none" fo:color="#0000ff"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40" style:family="text">
      <style:text-properties fo:font-variant="normal" fo:text-transform="none" fo:color="#d4d4d4"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1" style:family="text">
      <style:text-properties fo:font-variant="normal" fo:text-transform="none" fo:color="#569cd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2" style:family="text">
      <style:text-properties fo:font-variant="normal" fo:text-transform="none" fo:color="#b5cea8"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3" style:family="text">
      <style:text-properties fo:font-variant="normal" fo:text-transform="none" fo:color="#6a9955"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45" style:family="text">
      <style:text-properties fo:font-variant="normal" fo:text-transform="none" fo:color="#4a86e8"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6" style:family="text">
      <style:text-properties fo:font-variant="normal" fo:text-transform="none" fo:color="#4a86e8"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659cm" text:min-label-width="0.881cm"/>
        <style:text-properties style:font-name="Roboto"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659cm" text:min-label-width="0.881cm"/>
        <style:text-properties style:font-name="Roboto"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88cm" text:min-label-width="0.952cm"/>
        <style:text-properties style:font-name="Roboto"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88cm" text:min-label-width="0.952cm"/>
        <style:text-properties style:font-name="Roboto" fo:color="#4a86e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36cm" text:min-label-width="0.934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2.838cm" svg:height="2.329cm" svg:x="1.661cm" svg:y="4.931cm" presentation:class="title" presentation:user-transformed="true">
          <draw:text-box>
            <text:p text:style-name="P1"><text:span text:style-name="T1">TEMA 5 (Parte A). Numbers, Strings, Arrays.</text:span></text:p>
          </draw:text-box>
        </draw:frame>
        <draw:frame draw:name="Google Shape;87;p13" presentation:style-name="pr2" draw:text-style-name="P3" draw:layer="layout" svg:width="22.838cm" svg:height="1.202cm" svg:x="1.172cm" svg:y="10.756cm" presentation:class="subtitle" presentation:user-transformed="true">
          <draw:text-box>
            <text:p text:style-name="P1"><text:span text:style-name="T2">Desarrollo Web en Entorno Cliente.</text:span></text:p>
            <text:p text:style-name="P1"><text:span text:style-name="T3"/></text:p>
            <text:p text:style-name="P1"><text:span text:style-name="T3">Profesor: Juan José Gallego García</text:span></text:p>
            <text:p text:style-name="P1"><text:span text:style-name="T3"/></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Índice :" draw:style-name="dp3" draw:master-page-name="TITLE_5f_AND_5f_BODY" presentation:presentation-page-layout-name="AL2T1">
        <draw:frame draw:name="Google Shape;92;p14" presentation:style-name="pr4" draw:text-style-name="P5" draw:layer="layout" svg:width="23.667cm" svg:height="1.687cm" svg:x="0.866cm" svg:y="1.139cm" presentation:class="title" presentation:user-transformed="true">
          <draw:text-box>
            <text:p text:style-name="P1"><text:span text:style-name="T4">Índice :</text:span></text:p>
          </draw:text-box>
        </draw:frame>
        <draw:frame draw:name="Google Shape;93;p14" presentation:style-name="pr5" draw:text-style-name="P7" draw:layer="layout" svg:width="23.667cm" svg:height="9.274cm" svg:x="0.866cm" svg:y="2.963cm" presentation:class="outline" presentation:user-transformed="true">
          <draw:text-box>
            <text:list text:style-name="L4">
              <text:list-item>
                <text:p text:style-name="P6"><text:span text:style-name="T5">Numbers. Métodos y propiedades.</text:span></text:p>
              </text:list-item>
              <text:list-item>
                <text:p text:style-name="P6"><text:span text:style-name="T5">Strings. Métodos y propiedades.</text:span></text:p>
              </text:list-item>
              <text:list-item>
                <text:p text:style-name="P6"><text:span text:style-name="T5">Arrays. Métodos y propiedades.</text:span></text:p>
              </text:list-item>
              <text:list-item>
                <text:p text:style-name="P6"><text:span text:style-name="T5">Arrays multidimensionales.</text:span></text:p>
              </text:list-item>
              <text:list-item>
                <text:p text:style-name="P6"><text:span text:style-name="T5">Bibliografía.</text:span></text:p>
              </text:list-item>
            </text:list>
          </draw:text-box>
        </draw:frame>
        <presentation:notes draw:style-name="dp2">
          <draw:page-thumbnail draw:name="Google Shape;89;g601bf07c57_0_0:notes" draw:style-name="gr1" draw:layer="layout" svg:width="16.932cm" svg:height="9.524cm" svg:x="1.059cm" svg:y="1.905cm" draw:page-number="2" presentation:class="page"/>
          <draw:frame draw:name="Google Shape;90;g601bf07c57_0_0:notes" presentation:style-name="pr6" draw:text-style-name="P4" draw:layer="layout" svg:width="15.239cm" svg:height="11.429cm" svg:x="1.905cm" svg:y="12.065cm" presentation:class="notes" presentation:placeholder="true" presentation:user-transformed="true">
            <draw:text-box/>
          </draw:frame>
        </presentation:notes>
      </draw:page>
      <draw:page draw:name="Numbers." draw:style-name="dp3" draw:master-page-name="TITLE_5f_AND_5f_BODY" presentation:presentation-page-layout-name="AL2T1">
        <draw:frame draw:name="Google Shape;98;p15" presentation:style-name="pr4" draw:text-style-name="P5" draw:layer="layout" svg:width="23.667cm" svg:height="1.687cm" svg:x="0.866cm" svg:y="1.139cm" presentation:class="title" presentation:user-transformed="true">
          <draw:text-box>
            <text:p text:style-name="P1"><text:span text:style-name="T4">Numbers.</text:span></text:p>
          </draw:text-box>
        </draw:frame>
        <draw:frame draw:name="Google Shape;99;p15" presentation:style-name="pr5" draw:text-style-name="P7" draw:layer="layout" svg:width="23.667cm" svg:height="10.126cm" svg:x="0.866cm" svg:y="3.416cm" presentation:class="outline" presentation:user-transformed="true">
          <draw:text-box>
            <text:p text:style-name="P8"><text:span text:style-name="T5">Hasta ahora hemos usado variables de tipo numérica, pero debemos conocer algunas características de estos valores en JS, así como ampliar su uso con las propiedades y métodos predefinidos que poseen.</text:span></text:p>
            <text:list text:style-name="L4">
              <text:list-item>
                <text:p text:style-name="P9"><text:span text:style-name="T5">JS posee sólo un tipo de número con o sin decimales.</text:span></text:p>
              </text:list-item>
              <text:list-item>
                <text:p text:style-name="P8"><text:span text:style-name="T5">Todos los números se almacenan como números de coma flotante de doble precisión 64 bits.</text:span></text:p>
              </text:list-item>
              <text:list-item>
                <text:p text:style-name="P8"><text:span text:style-name="T5">Se pueden expresar en notación científica Ej: </text:span></text:p>
              </text:list-item>
              <text:list-item>
                <text:p text:style-name="P8"><text:span text:style-name="T5">Tienen una precisión de 15 dígitos: <text:s/></text:span></text:p>
              </text:list-item>
              <text:list-item>
                <text:p text:style-name="P8"><text:span text:style-name="T5">El número máximo de decimales que podemos usar en un decimal es 17.</text:span></text:p>
              </text:list-item>
            </text:list>
            <text:p text:style-name="P10"><text:span text:style-name="T5"/></text:p>
          </draw:text-box>
        </draw:frame>
        <draw:custom-shape draw:name="Google Shape;100;p15" draw:style-name="gr2" draw:text-style-name="P11" draw:layer="layout" svg:width="4.196cm" svg:height="0.833cm" svg:x="15.313cm" svg:y="9.373cm">
          <text:p text:style-name="P1"><text:span text:style-name="T6">var x = 123e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5" draw:style-name="gr2" draw:text-style-name="P11" draw:layer="layout" svg:width="6.944cm" svg:height="0.833cm" svg:x="12.7cm" svg:y="10.325cm">
          <text:p text:style-name="P1"><text:span text:style-name="T6">var x = 9999999999999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64b20d1513_0_1:notes" draw:style-name="gr1" draw:layer="layout" svg:width="16.932cm" svg:height="9.524cm" svg:x="1.059cm" svg:y="1.905cm" draw:page-number="3" presentation:class="page"/>
          <draw:frame draw:name="Google Shape;96;g64b20d1513_0_1:notes" presentation:style-name="pr7"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106;p16" presentation:style-name="pr5" draw:text-style-name="P7" draw:layer="layout" svg:width="23.667cm" svg:height="11.947cm" svg:x="0.866cm" svg:y="0.744cm" presentation:class="outline" presentation:user-transformed="true">
          <draw:text-box>
            <text:list text:style-name="L4">
              <text:list-item>
                <text:p text:style-name="P6"><text:span text:style-name="T7">NaN</text:span><text:span text:style-name="T5"> es una palabra reservada en JS para indicar que una operación da como resultado un valor no numérico. Ej: </text:span></text:p>
              </text:list-item>
            </text:list>
            <text:p text:style-name="P12"><text:span text:style-name="T8"/></text:p>
            <text:list text:continue-numbering="true" text:style-name="L4">
              <text:list-item>
                <text:p text:style-name="P9"><text:span text:style-name="T5">Podemos usar</text:span><text:span text:style-name="T7"> Infinity</text:span><text:span text:style-name="T5"> o </text:span><text:span text:style-name="T7">-Infinity</text:span><text:span text:style-name="T5"> para operar o comparar en representación de los números mayor y menor posible que puede manejar JS.</text:span></text:p>
              </text:list-item>
            </text:list>
            <text:p text:style-name="P9"><text:span text:style-name="T9"/></text:p>
            <text:list text:continue-numbering="true" text:style-name="L4">
              <text:list-item>
                <text:p text:style-name="P9"><text:span text:style-name="T5">Para declarar variables en hexadecimal podemos usar “0x”. </text:span><text:span text:style-name="T7">toString (base) </text:span><text:span text:style-name="T5">cambia el valor en la base numérica necesaria. Base máxima: “36”.</text:span></text:p>
              </text:list-item>
            </text:list>
            <text:p text:style-name="P9"><text:span text:style-name="T5"/></text:p>
            <text:p text:style-name="P13"><text:span text:style-name="T5"/></text:p>
          </draw:text-box>
        </draw:frame>
        <draw:custom-shape draw:name="Google Shape;107;p16" draw:style-name="gr2" draw:text-style-name="P11" draw:layer="layout" svg:width="10.268cm" svg:height="1.577cm" svg:x="12.561cm" svg:y="2.024cm">
          <text:p text:style-name="P14"><text:span text:style-name="T10">var</text:span><text:span text:style-name="T11"> </text:span><text:span text:style-name="T12">x</text:span><text:span text:style-name="T11">= </text:span><text:span text:style-name="T13">3</text:span><text:span text:style-name="T11">;</text:span></text:p>
          <text:p text:style-name="P14"><text:span text:style-name="T14">alert</text:span><text:span text:style-name="T11"> (</text:span><text:span text:style-name="T12">x</text:span><text:span text:style-name="T11">/</text:span><text:span text:style-name="T15">"hola"</text:span><text:span text:style-name="T11">); // Devuelve NaN</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6" draw:style-name="gr2" draw:text-style-name="P11" draw:layer="layout" svg:width="11.072cm" svg:height="1.577cm" svg:x="12.204cm" svg:y="5.821cm">
          <text:p text:style-name="P14"><text:span text:style-name="T10">var</text:span><text:span text:style-name="T11"> </text:span><text:span text:style-name="T12">x</text:span><text:span text:style-name="T11">= </text:span><text:span text:style-name="T13">20000000000</text:span><text:span text:style-name="T11">;</text:span></text:p>
          <text:p text:style-name="P14"><text:span text:style-name="T17">if</text:span><text:span text:style-name="T11"> (</text:span><text:span text:style-name="T12">x</text:span><text:span text:style-name="T11"> &lt; </text:span><text:span text:style-name="T10">Infinity</text:span><text:span text:style-name="T11">) </text:span><text:span text:style-name="T14">alert</text:span><text:span text:style-name="T11"> (</text:span><text:span text:style-name="T15">"Ok"</text:span><text:span text:style-name="T11">); // Devuelve OK.</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6" draw:style-name="gr2" draw:text-style-name="P11" draw:layer="layout" svg:width="9.527cm" svg:height="4.493cm" svg:x="5.414cm" svg:y="8.996cm">
          <text:p text:style-name="P14"><text:span text:style-name="T10">var</text:span><text:span text:style-name="T11"> </text:span><text:span text:style-name="T12">x</text:span><text:span text:style-name="T11">= </text:span><text:span text:style-name="T13">0xFF</text:span><text:span text:style-name="T11">; // x tomará el valor 255</text:span></text:p>
          <text:p text:style-name="P14"><text:span text:style-name="T10">var</text:span><text:span text:style-name="T11"> </text:span><text:span text:style-name="T12">x</text:span><text:span text:style-name="T11"> = </text:span><text:span text:style-name="T13">32</text:span><text:span text:style-name="T11">;</text:span></text:p>
          <text:p text:style-name="P14"><text:span text:style-name="T12">x</text:span><text:span text:style-name="T11">.</text:span><text:span text:style-name="T14">toString</text:span><text:span text:style-name="T11">(</text:span><text:span text:style-name="T13">10</text:span><text:span text:style-name="T11">); <text:s/></text:span><text:span text:style-name="T18">// devuelve 32</text:span></text:p>
          <text:p text:style-name="P14"><text:span text:style-name="T12">x</text:span><text:span text:style-name="T11">.</text:span><text:span text:style-name="T14">toString</text:span><text:span text:style-name="T11">(</text:span><text:span text:style-name="T13">32</text:span><text:span text:style-name="T11">); <text:s/></text:span><text:span text:style-name="T18">// devuelve 10</text:span></text:p>
          <text:p text:style-name="P14"><text:span text:style-name="T12">x</text:span><text:span text:style-name="T11">.</text:span><text:span text:style-name="T14">toString</text:span><text:span text:style-name="T11">(</text:span><text:span text:style-name="T13">16</text:span><text:span text:style-name="T11">); <text:s/></text:span><text:span text:style-name="T18">// devuelve 20</text:span></text:p>
          <text:p text:style-name="P14"><text:span text:style-name="T12">x</text:span><text:span text:style-name="T11">.</text:span><text:span text:style-name="T14">toString</text:span><text:span text:style-name="T11">(</text:span><text:span text:style-name="T13">8</text:span><text:span text:style-name="T11">); <text:s text:c="2"/></text:span><text:span text:style-name="T18">// devuelve 40</text:span></text:p>
          <text:p text:style-name="P14"><text:span text:style-name="T12">x</text:span><text:span text:style-name="T11">.</text:span><text:span text:style-name="T14">toString</text:span><text:span text:style-name="T11">(</text:span><text:span text:style-name="T13">2</text:span><text:span text:style-name="T11">); <text:s text:c="2"/></text:span><text:span text:style-name="T18">// devuelve 100000</text:span></text:p>
          <text:p text:style-name="P14"><text:span text:style-name="T10"/></text:p>
          <text:p text:style-name="P14"><text:span text:style-name="T10"/></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6238e5b67b_0_6:notes" draw:style-name="gr1" draw:layer="layout" svg:width="16.932cm" svg:height="9.524cm" svg:x="1.059cm" svg:y="1.905cm" draw:page-number="4" presentation:class="page"/>
          <draw:frame draw:name="Google Shape;104;g6238e5b67b_0_6:notes" presentation:style-name="pr8" draw:text-style-name="P4" draw:layer="layout" svg:width="15.239cm" svg:height="11.429cm" svg:x="1.905cm" svg:y="12.065cm" presentation:class="notes" presentation:placeholder="true" presentation:user-transformed="true">
            <draw:text-box/>
          </draw:frame>
        </presentation:notes>
      </draw:page>
      <draw:page draw:name="Métodos y propiedades de números (Numbers) " draw:style-name="dp3" draw:master-page-name="TITLE_5f_AND_5f_BODY" presentation:presentation-page-layout-name="AL2T1">
        <draw:frame draw:name="Google Shape;114;p17" presentation:style-name="pr4" draw:text-style-name="P5" draw:layer="layout" svg:width="23.667cm" svg:height="1.092cm" svg:x="0.866cm" svg:y="0.716cm" presentation:class="title" presentation:user-transformed="true">
          <draw:text-box>
            <text:p text:style-name="P1"><text:span text:style-name="T19">Métodos y propiedades de números (Numbers)</text:span><text:span text:style-name="T20"> </text:span></text:p>
          </draw:text-box>
        </draw:frame>
        <draw:frame draw:name="Google Shape;115;p17" presentation:style-name="pr5" draw:text-style-name="P7" draw:layer="layout" svg:width="23.667cm" svg:height="10.25cm" svg:x="0.866cm" svg:y="2.441cm" presentation:class="outline" presentation:user-transformed="true">
          <draw:text-box>
            <text:p text:style-name="P8"><text:span text:style-name="T5">En JS los tipos primitivos poseen métodos y propiedades como los objetos.</text:span></text:p>
            <text:list text:style-name="L4">
              <text:list-item>
                <text:p text:style-name="P9"><text:span text:style-name="T5">El método </text:span><text:span text:style-name="T7">toString( ) </text:span><text:span text:style-name="T5">convierte un número en una cadena.</text:span></text:p>
              </text:list-item>
              <text:list-item>
                <text:p text:style-name="P8"><text:span text:style-name="T5">El método</text:span><text:span text:style-name="T7"> toExponential ( ) </text:span><text:span text:style-name="T5">devuelve un número redondeado y en notación exponencial. </text:span></text:p>
              </text:list-item>
            </text:list>
            <text:p text:style-name="P9"><text:span text:style-name="T5"/></text:p>
            <text:list text:continue-numbering="true" text:style-name="L4">
              <text:list-item>
                <text:p text:style-name="P9"><text:span text:style-name="T7">toFixed ( )</text:span><text:span text:style-name="T5"> redondea un número con un determinado números de decimales.</text:span></text:p>
              </text:list-item>
            </text:list>
          </draw:text-box>
        </draw:frame>
        <draw:custom-shape draw:name="Google Shape;116;p17" draw:style-name="gr2" draw:text-style-name="P11" draw:layer="layout" svg:width="6.786cm" svg:height="1.368cm" svg:x="18.455cm" svg:y="3.595cm">
          <text:p text:style-name="P14"><text:span text:style-name="T12">var x = 7 ;</text:span></text:p>
          <text:p text:style-name="P14"><text:span text:style-name="T12">x</text:span><text:span text:style-name="T11">.</text:span><text:span text:style-name="T14">toString</text:span><text:span text:style-name="T11">(); //Devuelve “7”</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7" draw:style-name="gr2" draw:text-style-name="P11" draw:layer="layout" svg:width="11.31cm" svg:height="2.737cm" svg:x="6.694cm" svg:y="5.95cm">
          <text:p text:style-name="P14"><text:span text:style-name="T10">var</text:span><text:span text:style-name="T11"> </text:span><text:span text:style-name="T12">x</text:span><text:span text:style-name="T11"> = </text:span><text:span text:style-name="T13">9.656</text:span><text:span text:style-name="T11">;</text:span></text:p>
          <text:p text:style-name="P14"><text:span text:style-name="T12">x</text:span><text:span text:style-name="T11">.</text:span><text:span text:style-name="T14">toExponential</text:span><text:span text:style-name="T11">(</text:span><text:span text:style-name="T13">2</text:span><text:span text:style-name="T11">); <text:s text:c="4"/></text:span><text:span text:style-name="T18">// devuelve 9.66e+0</text:span></text:p>
          <text:p text:style-name="P14"><text:span text:style-name="T12">x</text:span><text:span text:style-name="T11">.</text:span><text:span text:style-name="T14">toExponential</text:span><text:span text:style-name="T11">(</text:span><text:span text:style-name="T13">4</text:span><text:span text:style-name="T11">); <text:s text:c="4"/></text:span><text:span text:style-name="T18">// devuelve 9.6560e+0</text:span></text:p>
          <text:p text:style-name="P14"><text:span text:style-name="T12">x</text:span><text:span text:style-name="T11">.</text:span><text:span text:style-name="T14">toExponential</text:span><text:span text:style-name="T11">(</text:span><text:span text:style-name="T13">6</text:span><text:span text:style-name="T11">); <text:s text:c="4"/></text:span><text:span text:style-name="T18">// devuelve 9.656000e+0</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7" draw:style-name="gr2" draw:text-style-name="P11" draw:layer="layout" svg:width="11.31cm" svg:height="3.394cm" svg:x="6.426cm" svg:y="9.953cm">
          <text:p text:style-name="P14"><text:span text:style-name="T10">var</text:span><text:span text:style-name="T11"> </text:span><text:span text:style-name="T12">x</text:span><text:span text:style-name="T11"> = </text:span><text:span text:style-name="T13">9.656</text:span><text:span text:style-name="T11">;</text:span></text:p>
          <text:p text:style-name="P14"><text:span text:style-name="T12">x</text:span><text:span text:style-name="T11">.</text:span><text:span text:style-name="T14">toFixed</text:span><text:span text:style-name="T11">(</text:span><text:span text:style-name="T13">0</text:span><text:span text:style-name="T11">); <text:s text:c="10"/></text:span><text:span text:style-name="T18">// devuelve 10</text:span></text:p>
          <text:p text:style-name="P14"><text:span text:style-name="T12">x</text:span><text:span text:style-name="T11">.</text:span><text:span text:style-name="T14">toFixed</text:span><text:span text:style-name="T11">(</text:span><text:span text:style-name="T13">2</text:span><text:span text:style-name="T11">); <text:s text:c="10"/></text:span><text:span text:style-name="T18">// devuelve 9.66</text:span></text:p>
          <text:p text:style-name="P14"><text:span text:style-name="T12">x</text:span><text:span text:style-name="T11">.</text:span><text:span text:style-name="T14">toFixed</text:span><text:span text:style-name="T11">(</text:span><text:span text:style-name="T13">4</text:span><text:span text:style-name="T11">); <text:s text:c="10"/></text:span><text:span text:style-name="T18">// devuelve 9.6560</text:span></text:p>
          <text:p text:style-name="P14"><text:span text:style-name="T12">x</text:span><text:span text:style-name="T11">.</text:span><text:span text:style-name="T14">toFixed</text:span><text:span text:style-name="T11">(</text:span><text:span text:style-name="T13">6</text:span><text:span text:style-name="T11">); <text:s text:c="10"/></text:span><text:span text:style-name="T18">// devuelve 9.656000</text:span></text:p>
          <text:p text:style-name="P14"><text:span text:style-name="T10"/></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6238e5b67b_0_20:notes" draw:style-name="gr1" draw:layer="layout" svg:width="16.932cm" svg:height="9.524cm" svg:x="1.059cm" svg:y="1.905cm" draw:page-number="5" presentation:class="page"/>
          <draw:frame draw:name="Google Shape;112;g6238e5b67b_0_20:notes" presentation:style-name="pr9"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draw:name="Google Shape;123;p18" presentation:style-name="pr5" draw:text-style-name="P7" draw:layer="layout" svg:width="23.667cm" svg:height="11.738cm" svg:x="0.866cm" svg:y="0.953cm" presentation:class="outline" presentation:user-transformed="true">
          <draw:text-box>
            <text:list text:style-name="L4">
              <text:list-item>
                <text:p text:style-name="P6"><text:span text:style-name="T5">Los métodos</text:span><text:span text:style-name="T7"> Number( ), parseFloat( ), parseInt( ) </text:span><text:span text:style-name="T5">convierten objetos y cadenas en valores numéricos. El primero para cualquier tipo de dato u objeto, y los dos últimos para decimales y enteros respectivamente.</text:span></text:p>
              </text:list-item>
            </text:list>
            <text:p text:style-name="P9"><text:span text:style-name="T5"/></text:p>
            <text:p text:style-name="P9"><text:span text:style-name="T5"/></text:p>
            <text:p text:style-name="P15"><text:span text:style-name="T21"/></text:p>
            <text:list text:continue-numbering="true" text:style-name="L4">
              <text:list-item>
                <text:p text:style-name="P16"><text:span text:style-name="T7">Number.MAX_VALUE</text:span><text:span text:style-name="T22"> </text:span><text:span text:style-name="T5">Devuelve el mayor número posible en JS.</text:span></text:p>
              </text:list-item>
            </text:list>
            <text:list text:style-name="L8">
              <text:list-item>
                <text:list>
                  <text:list-item>
                    <text:p text:style-name="P8"><text:span text:style-name="T23">Para <text:s/>enteros mayores al máximo posible en JS usar </text:span><text:span text:style-name="T24"><text:a xlink:href="https://developer.mozilla.org/en-US/docs/Web/JavaScript/Reference/Global_Objects/BigInt" xlink:type="simple">BigInt</text:a></text:span><text:span text:style-name="T23"><text:s/>(usado en cálculos financieros).</text:span></text:p>
                  </text:list-item>
                </text:list>
              </text:list-item>
              <text:list-item>
                <text:p text:style-name="P8"><text:span text:style-name="T7">Number.MIN_VALUE </text:span><text:span text:style-name="T5">Devuelve el menor número posible en <text:s/>JS</text:span></text:p>
              </text:list-item>
              <text:list-item>
                <text:p text:style-name="P8"><text:span text:style-name="T7">Number.POSITIVE_INFINITY </text:span><text:span text:style-name="T5">representa el infinito positivo.</text:span></text:p>
              </text:list-item>
              <text:list-item>
                <text:p text:style-name="P8"><text:span text:style-name="T7">Number.NEGATIVE_INFINITY </text:span><text:span text:style-name="T5">representa el infinito negativo.</text:span></text:p>
              </text:list-item>
            </text:list>
            <text:p text:style-name="P17"><text:span text:style-name="T5"/></text:p>
            <text:p text:style-name="P18"><text:span text:style-name="T5"/></text:p>
            <text:p text:style-name="P10"><text:span text:style-name="T5"/></text:p>
          </draw:text-box>
        </draw:frame>
        <draw:custom-shape draw:name="Google Shape;124;p18" draw:style-name="gr2" draw:text-style-name="P11" draw:layer="layout" svg:width="10.655cm" svg:height="2.827cm" svg:x="6.264cm" svg:y="4.078cm">
          <text:p text:style-name="P14"><text:span text:style-name="T25">Number</text:span><text:span text:style-name="T11">(</text:span><text:span text:style-name="T10">true</text:span><text:span text:style-name="T11">); <text:s text:c="9"/></text:span><text:span text:style-name="T18">// devuelve 1</text:span></text:p>
          <text:p text:style-name="P14"><text:span text:style-name="T25">Number</text:span><text:span text:style-name="T11">(</text:span><text:span text:style-name="T15">"10.33"</text:span><text:span text:style-name="T11">); <text:s text:c="6"/></text:span><text:span text:style-name="T18">// devuelve 10.33</text:span></text:p>
          <text:p text:style-name="P14"><text:span text:style-name="T14">parseInt</text:span><text:span text:style-name="T11">(</text:span><text:span text:style-name="T15">"10.33"</text:span><text:span text:style-name="T11">); <text:s text:c="5"/></text:span><text:span text:style-name="T18">// devuelve 10</text:span></text:p>
          <text:p text:style-name="P14"><text:span text:style-name="T14">parseFloat</text:span><text:span text:style-name="T11">(</text:span><text:span text:style-name="T15">"10.33"</text:span><text:span text:style-name="T11">); <text:s text:c="4"/></text:span><text:span text:style-name="T18">// devuelve 10.33</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18" draw:style-name="gr2" draw:text-style-name="P11" draw:layer="layout" svg:width="14.555cm" svg:height="1.041cm" svg:x="2.705cm" svg:y="12.399cm">
          <text:p text:style-name="P14"><text:span text:style-name="T14">alert</text:span><text:span text:style-name="T11"> (</text:span><text:span text:style-name="T25">Number</text:span><text:span text:style-name="T11">.MAX_VALUE) ; </text:span><text:span text:style-name="T18">// Devuelve 1.7976931348623157e+308</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0;g6238e5b67b_0_33:notes" draw:style-name="gr1" draw:layer="layout" svg:width="16.932cm" svg:height="9.524cm" svg:x="1.059cm" svg:y="1.905cm" draw:page-number="6" presentation:class="page"/>
          <draw:frame draw:name="Google Shape;121;g6238e5b67b_0_33:notes" presentation:style-name="pr10" draw:text-style-name="P4" draw:layer="layout" svg:width="15.239cm" svg:height="11.429cm" svg:x="1.905cm" svg:y="12.065cm" presentation:class="notes" presentation:placeholder="true" presentation:user-transformed="true">
            <draw:text-box/>
          </draw:frame>
        </presentation:notes>
      </draw:page>
      <draw:page draw:name="Strings.&#10;" draw:style-name="dp3" draw:master-page-name="TITLE_5f_AND_5f_BODY" presentation:presentation-page-layout-name="AL2T1">
        <draw:frame draw:name="Google Shape;130;p19" presentation:style-name="pr4" draw:text-style-name="P5" draw:layer="layout" svg:width="23.667cm" svg:height="1.687cm" svg:x="0.866cm" svg:y="1.139cm" presentation:class="title" presentation:user-transformed="true">
          <draw:text-box>
            <text:p text:style-name="P1"><text:span text:style-name="T4">Strings.</text:span><text:span text:style-name="T4"><text:line-break/></text:span><text:span text:style-name="T4"/></text:p>
          </draw:text-box>
        </draw:frame>
        <draw:frame draw:name="Google Shape;131;p19" presentation:style-name="pr5" draw:text-style-name="P7" draw:layer="layout" svg:width="23.667cm" svg:height="9.274cm" svg:x="0.654cm" svg:y="2.993cm" presentation:class="outline" presentation:user-transformed="true">
          <draw:text-box>
            <text:p text:style-name="P8"><text:span text:style-name="T5">Las cadenas de caracteres </text:span><text:span text:style-name="T7">strings</text:span><text:span text:style-name="T5"> pueden almacenar y manipular textos.</text:span></text:p>
            <text:list text:style-name="L4">
              <text:list-item>
                <text:p text:style-name="P9"><text:span text:style-name="T5">Podemos usar comillas simples o dobles para declarar una cadena.</text:span></text:p>
              </text:list-item>
              <text:list-item>
                <text:p text:style-name="P8"><text:span text:style-name="T5">Si queremos mostrar comillas en una expresión podemos alternar entre los dos tipos de comillas.</text:span></text:p>
              </text:list-item>
            </text:list>
            <text:p text:style-name="P18"><text:span text:style-name="T8"/></text:p>
            <text:list text:continue-numbering="true" text:style-name="L4">
              <text:list-item>
                <text:p text:style-name="P9"><text:span text:style-name="T5">Para acortar una cadena y dividirla en varias líneas podemos usar ‘ </text:span><text:span text:style-name="T7">\</text:span><text:span text:style-name="T5"> ’. Tras la barra no debe de haber ningún espacio. También podemos usar el operador “ </text:span><text:span text:style-name="T7">+</text:span><text:span text:style-name="T5"> “ , y más eficiente el carácter especial <text:s/>“ </text:span><text:span text:style-name="T7">` </text:span><text:span text:style-name="T5">“ (tilde invertida)</text:span></text:p>
              </text:list-item>
            </text:list>
            <text:p text:style-name="P13"><text:span text:style-name="T5"/></text:p>
          </draw:text-box>
        </draw:frame>
        <draw:custom-shape draw:name="Google Shape;132;p19" draw:style-name="gr2" draw:text-style-name="P11" draw:layer="layout" svg:width="4.027cm" svg:height="1.547cm" svg:x="21.16cm" svg:y="4.151cm">
          <text:p text:style-name="P14"><text:span text:style-name="T10">var</text:span><text:span text:style-name="T11"> </text:span><text:span text:style-name="T12">x</text:span><text:span text:style-name="T11"> = </text:span><text:span text:style-name="T15">"hola"</text:span><text:span text:style-name="T11">;</text:span></text:p>
          <text:p text:style-name="P14"><text:span text:style-name="T10">var</text:span><text:span text:style-name="T11"> </text:span><text:span text:style-name="T12">x</text:span><text:span text:style-name="T11"> = </text:span><text:span text:style-name="T15">'hola'</text:span><text:span text:style-name="T11">;</text:span></text:p>
          <text:p text:style-name="P14"><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9" draw:style-name="gr2" draw:text-style-name="P11" draw:layer="layout" svg:width="7.47cm" svg:height="1.547cm" svg:x="8.635cm" svg:y="6.724cm">
          <text:p text:style-name="P14"><text:span text:style-name="T10">var</text:span><text:span text:style-name="T11"> </text:span><text:span text:style-name="T12">x</text:span><text:span text:style-name="T11"> = </text:span><text:span text:style-name="T15">" 'hola' "</text:span><text:span text:style-name="T11">;</text:span></text:p>
          <text:p text:style-name="P14"><text:span text:style-name="T14">alert</text:span><text:span text:style-name="T11"> (</text:span><text:span text:style-name="T12">x</text:span><text:span text:style-name="T11">); // Muestra <text:s/>'hola' </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9" draw:style-name="gr2" draw:text-style-name="P11" draw:layer="layout" svg:width="6.118cm" svg:height="1.398cm" svg:x="7.269cm" svg:y="11.549cm">
          <text:p text:style-name="P14"><text:span text:style-name="T10">var</text:span><text:span text:style-name="T11"> </text:span><text:span text:style-name="T12">x</text:span><text:span text:style-name="T11"> = </text:span><text:span text:style-name="T15">"hola hola hola </text:span><text:span text:style-name="T26">\</text:span></text:p>
          <text:p text:style-name="P14"><text:span text:style-name="T15">hola hola"</text:span><text:span text:style-name="T11">;</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9" draw:style-name="gr2" draw:text-style-name="P11" draw:layer="layout" svg:width="6.611cm" svg:height="1.398cm" svg:x="0.443cm" svg:y="11.549cm">
          <text:p text:style-name="P14"><text:span text:style-name="T10">var</text:span><text:span text:style-name="T11"> </text:span><text:span text:style-name="T12">x</text:span><text:span text:style-name="T11"> = </text:span><text:span text:style-name="T15">"hola hola hola "</text:span><text:span text:style-name="T11"> +</text:span></text:p>
          <text:p text:style-name="P14"><text:span text:style-name="T15">"hola hola"</text:span><text:span text:style-name="T11">;</text:span></text:p>
          <text:p text:style-name="P14"><text:span text:style-name="T10"/></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9" draw:style-name="gr2" draw:text-style-name="P11" draw:layer="layout" svg:width="5.154cm" svg:height="2.165cm" svg:x="13.638cm" svg:y="11.313cm">
          <text:p text:style-name="P14"><text:span text:style-name="T11"><text:s/></text:span><text:span text:style-name="T10">var</text:span><text:span text:style-name="T11"> </text:span><text:span text:style-name="T12">x</text:span><text:span text:style-name="T11"> = </text:span><text:span text:style-name="T15">` Varios </text:span></text:p>
          <text:p text:style-name="P14"><text:span text:style-name="T15"><text:s text:c="11"/></text:span><text:span text:style-name="T15">saltos de</text:span></text:p>
          <text:p text:style-name="P14"><text:span text:style-name="T15"><text:s text:c="11"/></text:span><text:span text:style-name="T15">líneas `</text:span><text:span text:style-name="T11">;</text:span></text:p>
          <text:p text:style-name="P14"><text:span text:style-name="T10"/></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9" draw:style-name="gr2" draw:text-style-name="P11" draw:layer="layout" svg:width="5.929cm" svg:height="3.24cm" svg:x="19.199cm" svg:y="10.45cm">
          <text:p text:style-name="P14"><text:span text:style-name="T11"><text:s/></text:span><text:span text:style-name="T10">var</text:span><text:span text:style-name="T11"> </text:span><text:span text:style-name="T12">y </text:span><text:span text:style-name="T11">= </text:span><text:span text:style-name="T13">3</text:span><text:span text:style-name="T11">;</text:span></text:p>
          <text:p text:style-name="P14"><text:span text:style-name="T11"><text:s/></text:span><text:span text:style-name="T10">var</text:span><text:span text:style-name="T11"> </text:span><text:span text:style-name="T12">x</text:span><text:span text:style-name="T11"> = </text:span><text:span text:style-name="T15">` </text:span><text:span text:style-name="T10">${</text:span><text:span text:style-name="T12">y</text:span><text:span text:style-name="T10">}</text:span><text:span text:style-name="T15"> </text:span></text:p>
          <text:p text:style-name="P14"><text:span text:style-name="T15"><text:s text:c="11"/></text:span><text:span text:style-name="T15">saltos de</text:span></text:p>
          <text:p text:style-name="P14"><text:span text:style-name="T15"><text:s text:c="11"/></text:span><text:span text:style-name="T15">líneas `</text:span><text:span text:style-name="T11">; </text:span><text:span text:style-name="T18">//Despliega valor de 'y'</text:span></text:p>
          <text:p text:style-name="P14"><text:span text:style-name="T10"/></text:p>
          <text:p text:style-name="P14"><text:span text:style-name="T10"/></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6238e5b67b_0_44:notes" draw:style-name="gr1" draw:layer="layout" svg:width="16.932cm" svg:height="9.524cm" svg:x="1.059cm" svg:y="1.905cm" draw:page-number="7" presentation:class="page"/>
          <draw:frame draw:name="Google Shape;128;g6238e5b67b_0_44:notes" presentation:style-name="pr11"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frame draw:name="Google Shape;142;p20" presentation:style-name="pr5" draw:text-style-name="P7" draw:layer="layout" svg:width="23.667cm" svg:height="11.767cm" svg:x="0.866cm" svg:y="0.803cm" presentation:class="outline" presentation:user-transformed="true">
          <draw:text-box>
            <text:p text:style-name="P8"><text:span text:style-name="T19">Métodos y propiedades de cadenas (Strings).</text:span></text:p>
            <text:list text:style-name="L4">
              <text:list-item>
                <text:p text:style-name="P9"><text:span text:style-name="T5">La propiedad </text:span><text:span text:style-name="T7">length</text:span><text:span text:style-name="T5"> devuelve la longitud de una cadena.</text:span></text:p>
              </text:list-item>
              <text:list-item>
                <text:p text:style-name="P8"><text:span text:style-name="T5">El método </text:span><text:span text:style-name="T7">search ( )</text:span><text:span text:style-name="T5"> busca una cadena y devuelve la posición de la primera coincidencia comenzando desde 0. Ver también </text:span><text:span text:style-name="T27"><text:a xlink:href="https://developer.mozilla.org/es/docs/Web/JavaScript/Referencia/Objetos_globales/String/indexOf" xlink:type="simple">indexOf( )</text:a></text:span><text:span text:style-name="T7"><text:s/></text:span><text:span text:style-name="T5">y</text:span><text:span text:style-name="T7"> </text:span><text:span text:style-name="T27"><text:a xlink:href="https://developer.mozilla.org/es/docs/Web/JavaScript/Referencia/Objetos_globales/String/lastIndexOf" xlink:type="simple">lastIndexOf( )</text:a></text:span></text:p>
              </text:list-item>
            </text:list>
            <text:p text:style-name="P9"><text:span text:style-name="T5"/></text:p>
            <text:list text:continue-numbering="true" text:style-name="L4">
              <text:list-item>
                <text:p text:style-name="P9"><text:span text:style-name="T5">El método </text:span><text:span text:style-name="T7">slice ( )</text:span><text:span text:style-name="T5"> extrae una parte de una cadena y la guarda en otra cadena. Posee dos parámetros, posición inicial (comenzando en 0) y posición final +1 de la cadena que queremos extraer. Si los parámetros son negativos se comienza desde el final de la cadena.</text:span></text:p>
              </text:list-item>
            </text:list>
            <text:p text:style-name="P13"><text:span text:style-name="T5"><text:s/></text:span></text:p>
          </draw:text-box>
        </draw:frame>
        <draw:custom-shape draw:name="Google Shape;143;p20" draw:style-name="gr2" draw:text-style-name="P11" draw:layer="layout" svg:width="5.129cm" svg:height="2.027cm" svg:x="18.735cm" svg:y="1.428cm">
          <text:p text:style-name="P14"><text:span text:style-name="T10">var</text:span><text:span text:style-name="T11"> </text:span><text:span text:style-name="T12">x</text:span><text:span text:style-name="T11"> = </text:span><text:span text:style-name="T15">"hola hola"</text:span><text:span text:style-name="T11">;</text:span></text:p>
          <text:p text:style-name="P14"><text:span text:style-name="T14">alert</text:span><text:span text:style-name="T11"> (</text:span><text:span text:style-name="T12">x</text:span><text:span text:style-name="T11">.</text:span><text:span text:style-name="T12">length</text:span><text:span text:style-name="T11">);</text:span></text:p>
          <text:p text:style-name="P14"><text:span text:style-name="T11">//Devuelve 9</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0" draw:style-name="gr2" draw:text-style-name="P11" draw:layer="layout" svg:width="9.454cm" svg:height="1.642cm" svg:x="8.46cm" svg:y="5.501cm">
          <text:p text:style-name="P14"><text:span text:style-name="T10">var</text:span><text:span text:style-name="T11"> </text:span><text:span text:style-name="T12">x</text:span><text:span text:style-name="T11"> = </text:span><text:span text:style-name="T15">"hola hola"</text:span><text:span text:style-name="T11">;</text:span></text:p>
          <text:p text:style-name="P14"><text:span text:style-name="T14">alert</text:span><text:span text:style-name="T11"> (</text:span><text:span text:style-name="T12">x</text:span><text:span text:style-name="T11">.</text:span><text:span text:style-name="T14">search</text:span><text:span text:style-name="T11"> (</text:span><text:span text:style-name="T15">"la"</text:span><text:span text:style-name="T11">)); // Devuelve 2</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0" draw:style-name="gr2" draw:text-style-name="P11" draw:layer="layout" svg:width="8.214cm" svg:height="2.027cm" svg:x="7.468cm" svg:y="11.175cm">
          <text:p text:style-name="P14"><text:span text:style-name="T10">var</text:span><text:span text:style-name="T11"> </text:span><text:span text:style-name="T12">x</text:span><text:span text:style-name="T11"> = </text:span><text:span text:style-name="T15">"hola que tal"</text:span><text:span text:style-name="T11">;</text:span></text:p>
          <text:p text:style-name="P14"><text:span text:style-name="T10">var</text:span><text:span text:style-name="T11"> </text:span><text:span text:style-name="T12">y</text:span><text:span text:style-name="T11">= </text:span><text:span text:style-name="T12">x</text:span><text:span text:style-name="T11">.</text:span><text:span text:style-name="T14">slice</text:span><text:span text:style-name="T11"> (</text:span><text:span text:style-name="T13">5</text:span><text:span text:style-name="T11">,</text:span><text:span text:style-name="T13">8</text:span><text:span text:style-name="T11">);</text:span></text:p>
          <text:p text:style-name="P14"><text:span text:style-name="T14">alert</text:span><text:span text:style-name="T11"> (</text:span><text:span text:style-name="T12">y</text:span><text:span text:style-name="T11">); Muestra “que”</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6238e5b67b_0_59:notes" draw:style-name="gr1" draw:layer="layout" svg:width="16.932cm" svg:height="9.524cm" svg:x="1.059cm" svg:y="1.905cm" draw:page-number="8" presentation:class="page"/>
          <draw:frame draw:name="Google Shape;140;g6238e5b67b_0_59:notes" presentation:style-name="pr12"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draw:frame draw:name="Google Shape;150;p21" presentation:style-name="pr5" draw:text-style-name="P7" draw:layer="layout" svg:width="23.667cm" svg:height="11.857cm" svg:x="0.866cm" svg:y="0.833cm" presentation:class="outline" presentation:user-transformed="true">
          <draw:text-box>
            <text:list text:style-name="L4">
              <text:list-item>
                <text:p text:style-name="P6"><text:span text:style-name="T5">El método </text:span><text:span text:style-name="T7">replace ( )</text:span><text:span text:style-name="T5"> reemplaza una cadena por otra. De esta forma sólo cambia la primera coincidencia y distingue entre mayúsculas y minúsculas. Para encontrar mayúsculas y minúsculas usamos en lugar de “cero” → </text:span><text:span text:style-name="T28">/cero/i </text:span><text:span text:style-name="T5">,</text:span><text:span text:style-name="T28"> </text:span><text:span text:style-name="T5">y para encontrar todas las coincidencias </text:span><text:span text:style-name="T28">/cero/g <text:s text:c="4"/></text:span><text:span text:style-name="T5">(</text:span><text:span text:style-name="T27"><text:a xlink:href="https://www.w3schools.com/jsref/jsref_obj_regexp.asp" xlink:type="simple">Ver </text:a></text:span><text:span text:style-name="T27"><text:a xlink:href="https://www.w3schools.com/jsref/jsref_obj_regexp.asp" xlink:type="simple">objeto RegExp</text:a></text:span><text:span text:style-name="T5">) </text:span></text:p>
              </text:list-item>
            </text:list>
            <text:p text:style-name="P9"><text:span text:style-name="T28"/></text:p>
            <text:p text:style-name="P9"><text:span text:style-name="T29"/></text:p>
            <text:list text:continue-numbering="true" text:style-name="L4">
              <text:list-item>
                <text:p text:style-name="P9"><text:span text:style-name="T7">toUpperCase( ) </text:span><text:span text:style-name="T5">y</text:span><text:span text:style-name="T7"> toLowerCase() </text:span><text:span text:style-name="T5">convierte una cadena en mayúsculas y minúsculas respectivamente.</text:span></text:p>
              </text:list-item>
              <text:list-item>
                <text:p text:style-name="P8"><text:span text:style-name="T7">charAt ( posición)</text:span><text:span text:style-name="T5"> y </text:span><text:span text:style-name="T7">charCodeAt( posición ) </text:span><text:span text:style-name="T5">, extrae un carácter de una cadena y devuelve el unicode (</text:span><text:span text:style-name="T22">UTF-16 </text:span><text:span text:style-name="T5">) respectivamente indicado en “posición”.</text:span></text:p>
              </text:list-item>
            </text:list>
            <text:p text:style-name="P9"><text:span text:style-name="T5"><text:s/></text:span></text:p>
            <text:p text:style-name="P10"><text:span text:style-name="T5"/></text:p>
          </draw:text-box>
        </draw:frame>
        <draw:custom-shape draw:name="Google Shape;151;p21" draw:style-name="gr2" draw:text-style-name="P11" draw:layer="layout" svg:width="11.399cm" svg:height="2.294cm" svg:x="8.126cm" svg:y="4.683cm">
          <text:p text:style-name="P14"><text:span text:style-name="T10">var</text:span><text:span text:style-name="T11"> </text:span><text:span text:style-name="T12">x</text:span><text:span text:style-name="T11"> = </text:span><text:span text:style-name="T15">"Todos los alumnos sacarán un cero."</text:span><text:span text:style-name="T11">;</text:span></text:p>
          <text:p text:style-name="P14"><text:span text:style-name="T10">var</text:span><text:span text:style-name="T11"> </text:span><text:span text:style-name="T12">y </text:span><text:span text:style-name="T11">= </text:span><text:span text:style-name="T12">x</text:span><text:span text:style-name="T11">.</text:span><text:span text:style-name="T14">replace</text:span><text:span text:style-name="T11"> (</text:span><text:span text:style-name="T15">"cero"</text:span><text:span text:style-name="T11">,</text:span><text:span text:style-name="T15">"diez"</text:span><text:span text:style-name="T11">);</text:span></text:p>
          <text:p text:style-name="P14"><text:span text:style-name="T14">alert</text:span><text:span text:style-name="T11"> (</text:span><text:span text:style-name="T12">y</text:span><text:span text:style-name="T11">); // Todos los alumnos sacarán un diez.</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1" draw:style-name="gr2" draw:text-style-name="P11" draw:layer="layout" svg:width="8.42cm" svg:height="1.355cm" svg:x="2.318cm" svg:y="12.022cm">
          <text:p text:style-name="P14"><text:span text:style-name="T10">var</text:span><text:span text:style-name="T11"> </text:span><text:span text:style-name="T12">x</text:span><text:span text:style-name="T11"> = </text:span><text:span text:style-name="T15">"Hola que tal."</text:span><text:span text:style-name="T11">;</text:span></text:p>
          <text:p text:style-name="P14"><text:span text:style-name="T14">alert</text:span><text:span text:style-name="T11"> (</text:span><text:span text:style-name="T12">x</text:span><text:span text:style-name="T11">.</text:span><text:span text:style-name="T14">charAt</text:span><text:span text:style-name="T11">(</text:span><text:span text:style-name="T13">0</text:span><text:span text:style-name="T11">)); // Muestra “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1" draw:style-name="gr2" draw:text-style-name="P11" draw:layer="layout" svg:width="12.232cm" svg:height="1.56cm" svg:x="7.524cm" svg:y="6.854cm">
          <text:p text:style-name="P14"><text:span text:style-name="T10">var</text:span><text:span text:style-name="T11"> </text:span><text:span text:style-name="T12">x</text:span><text:span text:style-name="T11"> = </text:span><text:span text:style-name="T15">"Hola que tal."</text:span><text:span text:style-name="T11">;</text:span></text:p>
          <text:p text:style-name="P14"><text:span text:style-name="T14">alert</text:span><text:span text:style-name="T11"> (</text:span><text:span text:style-name="T12">x</text:span><text:span text:style-name="T11">.</text:span><text:span text:style-name="T14">toUpperCase</text:span><text:span text:style-name="T11">()); // Muestra “HOLA QUE 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1" draw:style-name="gr2" draw:text-style-name="P11" draw:layer="layout" svg:width="9.047cm" svg:height="1.355cm" svg:x="11.162cm" svg:y="12.022cm">
          <text:p text:style-name="P14"><text:span text:style-name="T10">var</text:span><text:span text:style-name="T11"> </text:span><text:span text:style-name="T12">x</text:span><text:span text:style-name="T11"> = </text:span><text:span text:style-name="T15">"Hola que tal."</text:span><text:span text:style-name="T11">;</text:span></text:p>
          <text:p text:style-name="P14"><text:span text:style-name="T14">alert</text:span><text:span text:style-name="T11"> (</text:span><text:span text:style-name="T12">x</text:span><text:span text:style-name="T11">.</text:span><text:span text:style-name="T14">charCodeAt</text:span><text:span text:style-name="T11">(</text:span><text:span text:style-name="T13">0</text:span><text:span text:style-name="T11">));// Muestra 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g6238e5b67b_0_72:notes" draw:style-name="gr1" draw:layer="layout" svg:width="16.932cm" svg:height="9.524cm" svg:x="1.059cm" svg:y="1.905cm" draw:page-number="9" presentation:class="page"/>
          <draw:frame draw:name="Google Shape;148;g6238e5b67b_0_72:notes" presentation:style-name="pr13"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draw:frame draw:name="Google Shape;159;p22" presentation:style-name="pr5" draw:text-style-name="P7" draw:layer="layout" svg:width="23.667cm" svg:height="11.887cm" svg:x="0.866cm" svg:y="0.804cm" presentation:class="outline" presentation:user-transformed="true">
          <draw:text-box>
            <text:list text:style-name="L4">
              <text:list-item>
                <text:p text:style-name="P6"><text:span text:style-name="T5">Podemos acceder a un carácter de la cadena a través de un índice directamente (como array).</text:span></text:p>
              </text:list-item>
            </text:list>
            <text:p text:style-name="P9"><text:span text:style-name="T8"/></text:p>
            <text:list text:continue-numbering="true" text:style-name="L4">
              <text:list-item>
                <text:p text:style-name="P9"><text:span text:style-name="T7">split (“ , “ ) </text:span><text:span text:style-name="T5">, convierte una cadena en un array usando un carácter para separar los elementos. En el siguiente ejemplo en lugar de usar “,” podemos usar un espacio para separar la palabras.</text:span></text:p>
              </text:list-item>
            </text:list>
            <text:p text:style-name="P9"><text:span text:style-name="T5"/></text:p>
            <text:p text:style-name="P9"><text:span text:style-name="T5"/></text:p>
            <text:list text:continue-numbering="true" text:style-name="L4">
              <text:list-item>
                <text:p text:style-name="P9"><text:span text:style-name="T5">Para crear un array con las letras de una palabra usamos comillas juntas.</text:span></text:p>
              </text:list-item>
            </text:list>
            <text:p text:style-name="P13"><text:span text:style-name="T5"/></text:p>
          </draw:text-box>
        </draw:frame>
        <draw:custom-shape draw:name="Google Shape;160;p22" draw:style-name="gr2" draw:text-style-name="P11" draw:layer="layout" svg:width="8.292cm" svg:height="1.444cm" svg:x="10.321cm" svg:y="2.177cm">
          <text:p text:style-name="P14"><text:span text:style-name="T10">var</text:span><text:span text:style-name="T11"> </text:span><text:span text:style-name="T12">x</text:span><text:span text:style-name="T11"> = </text:span><text:span text:style-name="T15">"Hola que tal."</text:span><text:span text:style-name="T11">;</text:span></text:p>
          <text:p text:style-name="P14"><text:span text:style-name="T14">alert</text:span><text:span text:style-name="T11"> ( </text:span><text:span text:style-name="T12">x</text:span><text:span text:style-name="T11"> [</text:span><text:span text:style-name="T13">1</text:span><text:span text:style-name="T11">] ); // Devuelve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2" draw:style-name="gr2" draw:text-style-name="P11" draw:layer="layout" svg:width="9.395cm" svg:height="2.488cm" svg:x="7.517cm" svg:y="7.144cm">
          <text:p text:style-name="P14"><text:span text:style-name="T10">var</text:span><text:span text:style-name="T11"> </text:span><text:span text:style-name="T12">x</text:span><text:span text:style-name="T11"> = </text:span><text:span text:style-name="T15">"Hola que tal."</text:span><text:span text:style-name="T11">;</text:span></text:p>
          <text:p text:style-name="P14"><text:span text:style-name="T10">var</text:span><text:span text:style-name="T11"> </text:span><text:span text:style-name="T12">y</text:span><text:span text:style-name="T11">= </text:span><text:span text:style-name="T12">x</text:span><text:span text:style-name="T11">.</text:span><text:span text:style-name="T14">split</text:span><text:span text:style-name="T11"> (</text:span><text:span text:style-name="T15">" "</text:span><text:span text:style-name="T11">);</text:span></text:p>
          <text:p text:style-name="P14"><text:span text:style-name="T14">alert</text:span><text:span text:style-name="T11"> ( </text:span><text:span text:style-name="T12">y</text:span><text:span text:style-name="T11"> [</text:span><text:span text:style-name="T13">1</text:span><text:span text:style-name="T11">] ); // Devuelve “qu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2" draw:style-name="gr2" draw:text-style-name="P11" draw:layer="layout" svg:width="8.5cm" svg:height="2.177cm" svg:x="7.308cm" svg:y="11.006cm">
          <text:p text:style-name="P14"><text:span text:style-name="T10">var</text:span><text:span text:style-name="T11"> </text:span><text:span text:style-name="T12">x</text:span><text:span text:style-name="T11"> = </text:span><text:span text:style-name="T15">"Hola"</text:span><text:span text:style-name="T11">;</text:span></text:p>
          <text:p text:style-name="P14"><text:span text:style-name="T10">var</text:span><text:span text:style-name="T11"> </text:span><text:span text:style-name="T12">y</text:span><text:span text:style-name="T11">= </text:span><text:span text:style-name="T12">x</text:span><text:span text:style-name="T11">.</text:span><text:span text:style-name="T14">split</text:span><text:span text:style-name="T11"> (</text:span><text:span text:style-name="T15">""</text:span><text:span text:style-name="T11">);</text:span></text:p>
          <text:p text:style-name="P14"><text:span text:style-name="T14">alert</text:span><text:span text:style-name="T11"> ( </text:span><text:span text:style-name="T12">y</text:span><text:span text:style-name="T11"> [</text:span><text:span text:style-name="T13">1</text:span><text:span text:style-name="T11">] ); // Devuelve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6;g63dfafd6a3_0_13:notes" draw:style-name="gr1" draw:layer="layout" svg:width="16.932cm" svg:height="9.524cm" svg:x="1.059cm" svg:y="1.905cm" draw:page-number="10" presentation:class="page"/>
          <draw:frame draw:name="Google Shape;157;g63dfafd6a3_0_13:notes" presentation:style-name="pr14" draw:text-style-name="P4" draw:layer="layout" svg:width="15.239cm" svg:height="11.429cm" svg:x="1.905cm" svg:y="12.065cm" presentation:class="notes" presentation:placeholder="true" presentation:user-transformed="true">
            <draw:text-box/>
          </draw:frame>
        </presentation:notes>
      </draw:page>
      <draw:page draw:name="Arrays." draw:style-name="dp3" draw:master-page-name="TITLE_5f_AND_5f_BODY" presentation:presentation-page-layout-name="AL2T1">
        <draw:frame draw:name="Google Shape;167;p23" presentation:style-name="pr4" draw:text-style-name="P5" draw:layer="layout" svg:width="23.667cm" svg:height="1.687cm" svg:x="0.866cm" svg:y="0.716cm" presentation:class="title" presentation:user-transformed="true">
          <draw:text-box>
            <text:p text:style-name="P1"><text:span text:style-name="T4">Arrays.</text:span></text:p>
          </draw:text-box>
        </draw:frame>
        <draw:frame draw:name="Google Shape;168;p23" presentation:style-name="pr5" draw:text-style-name="P7" draw:layer="layout" svg:width="24.107cm" svg:height="10.477cm" svg:x="0.866cm" svg:y="2.523cm" presentation:class="outline" presentation:user-transformed="true">
          <draw:text-box>
            <text:p text:style-name="P8"><text:span text:style-name="T5">Los arrays se usan para almacenar múltiples valores (del mismo o distinto tipo ) en una sola variable. Esto permite recorrer (por su índice) fácilmente esos valores, por ejemplo, a través de bucles.</text:span></text:p>
            <text:list text:style-name="L4">
              <text:list-item>
                <text:p text:style-name="P9"><text:span text:style-name="T5">La sintaxis para crear un array : <text:s/></text:span><text:span text:style-name="T7">var nombreVar = [ valor 1, valor 2 ….]</text:span></text:p>
              </text:list-item>
            </text:list>
            <text:p text:style-name="P9"><text:span text:style-name="T5"/></text:p>
            <text:p text:style-name="P9"><text:span text:style-name="T8"/></text:p>
            <text:list text:continue-numbering="true" text:style-name="L4">
              <text:list-item>
                <text:p text:style-name="P9"><text:span text:style-name="T5">Para establecer un valor a un elemento del array. Ej :</text:span></text:p>
              </text:list-item>
            </text:list>
          </draw:text-box>
        </draw:frame>
        <draw:custom-shape draw:name="Google Shape;169;p23" draw:style-name="gr2" draw:text-style-name="P11" draw:layer="layout" svg:width="7.024cm" svg:height="1.687cm" svg:x="1.151cm" svg:y="7.379cm">
          <text:p text:style-name="P14"><text:span text:style-name="T10">var</text:span><text:span text:style-name="T11"> </text:span><text:span text:style-name="T12">x</text:span><text:span text:style-name="T11"> = [ </text:span><text:span text:style-name="T13">1</text:span><text:span text:style-name="T11"> , </text:span><text:span text:style-name="T13">2</text:span><text:span text:style-name="T11"> , </text:span><text:span text:style-name="T13">3</text:span><text:span text:style-name="T11"> ];</text:span></text:p>
          <text:p text:style-name="P14"><text:span text:style-name="T14">alert</text:span><text:span text:style-name="T11"> (</text:span><text:span text:style-name="T12">x</text:span><text:span text:style-name="T11"> [</text:span><text:span text:style-name="T13">1</text:span><text:span text:style-name="T11">] ); //Devuelve 2</text:span></text:p>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3" draw:style-name="gr2" draw:text-style-name="P11" draw:layer="layout" svg:width="8.066cm" svg:height="1.687cm" svg:x="8.45cm" svg:y="7.379cm">
          <text:p text:style-name="P14"><text:span text:style-name="T10">var</text:span><text:span text:style-name="T11"> </text:span><text:span text:style-name="T12">x</text:span><text:span text:style-name="T11"> = [ </text:span><text:span text:style-name="T15">"uno"</text:span><text:span text:style-name="T11"> , </text:span><text:span text:style-name="T15">"dos"</text:span><text:span text:style-name="T11"> , </text:span><text:span text:style-name="T15">3</text:span><text:span text:style-name="T11"> ];</text:span></text:p>
          <text:p text:style-name="P14"><text:span text:style-name="T14">alert</text:span><text:span text:style-name="T11"> (</text:span><text:span text:style-name="T12">x</text:span><text:span text:style-name="T11"> [</text:span><text:span text:style-name="T13">1</text:span><text:span text:style-name="T11">] ); // Devuelve “dos”</text:span></text:p>
          <text:p text:style-name="P14"><text:span text:style-name="T10"/></text:p>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3" draw:style-name="gr2" draw:text-style-name="P11" draw:layer="layout" svg:width="8.244cm" svg:height="2.304cm" svg:x="16.728cm" svg:y="7.379cm">
          <text:p text:style-name="P14"><text:span text:style-name="T10">var</text:span><text:span text:style-name="T11"> </text:span><text:span text:style-name="T12">x</text:span><text:span text:style-name="T11"> = [ </text:span><text:span text:style-name="T15">"uno"</text:span><text:span text:style-name="T11"> , </text:span><text:span text:style-name="T15">"dos"</text:span><text:span text:style-name="T11"> ,</text:span><text:span text:style-name="T15">"tres"</text:span><text:span text:style-name="T11"> ];</text:span></text:p>
          <text:p text:style-name="P14"><text:span text:style-name="T14">alert</text:span><text:span text:style-name="T11"> ( </text:span><text:span text:style-name="T12">x</text:span><text:span text:style-name="T11"> ); </text:span></text:p>
          <text:p text:style-name="P14"><text:span text:style-name="T11">// Devuelve “ uno , dos , tres “</text:span></text:p>
          <text:p text:style-name="P14"><text:span text:style-name="T10"/></text:p>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3" draw:style-name="gr2" draw:text-style-name="P11" draw:layer="layout" svg:width="8.988cm" svg:height="2.668cm" svg:x="6.013cm" svg:y="10.706cm">
          <text:p text:style-name="P14"><text:span text:style-name="T10">var</text:span><text:span text:style-name="T11"> </text:span><text:span text:style-name="T12">x</text:span><text:span text:style-name="T11"> = [ </text:span><text:span text:style-name="T15">"uno"</text:span><text:span text:style-name="T11"> , </text:span><text:span text:style-name="T15">"dos"</text:span><text:span text:style-name="T11"> , </text:span><text:span text:style-name="T13">3</text:span><text:span text:style-name="T11"> ];</text:span></text:p>
          <text:p text:style-name="P14"><text:span text:style-name="T14">alert</text:span><text:span text:style-name="T11"> ( </text:span><text:span text:style-name="T12">x</text:span><text:span text:style-name="T11"> [ </text:span><text:span text:style-name="T13">2</text:span><text:span text:style-name="T11"> ] ); // Devuelve 3</text:span></text:p>
          <text:p text:style-name="P14"><text:span text:style-name="T12">x</text:span><text:span text:style-name="T11"> [ </text:span><text:span text:style-name="T13">2</text:span><text:span text:style-name="T11"> ] = </text:span><text:span text:style-name="T15">"tres"</text:span><text:span text:style-name="T11"> ;</text:span></text:p>
          <text:p text:style-name="P14"><text:span text:style-name="T14">alert</text:span><text:span text:style-name="T11"> ( </text:span><text:span text:style-name="T12">x</text:span><text:span text:style-name="T11"> [ </text:span><text:span text:style-name="T13">2</text:span><text:span text:style-name="T11"> ] ); // Devuelve “t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63dfafd6a3_0_27:notes" draw:style-name="gr1" draw:layer="layout" svg:width="16.932cm" svg:height="9.524cm" svg:x="1.059cm" svg:y="1.905cm" draw:page-number="11" presentation:class="page"/>
          <draw:frame draw:name="Google Shape;165;g63dfafd6a3_0_27:notes" presentation:style-name="pr15"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 presentation:presentation-page-layout-name="AL2T1">
        <draw:frame draw:name="Google Shape;177;p24" presentation:style-name="pr5" draw:text-style-name="P7" draw:layer="layout" svg:width="23.667cm" svg:height="11.976cm" svg:x="0.866cm" svg:y="0.714cm" presentation:class="outline" presentation:user-transformed="true">
          <draw:text-box>
            <text:p text:style-name="P8"><text:span text:style-name="T19">Métodos y propiedades de los arrays.</text:span></text:p>
            <text:list text:style-name="L4">
              <text:list-item>
                <text:p text:style-name="P9"><text:span text:style-name="T5">La propiedad </text:span><text:span text:style-name="T7">length</text:span><text:span text:style-name="T5"> devuelve el número de elementos de un array.</text:span></text:p>
              </text:list-item>
            </text:list>
            <text:p text:style-name="P9"><text:span text:style-name="T5"/></text:p>
            <text:p text:style-name="P13"><text:span text:style-name="T5"/></text:p>
          </draw:text-box>
        </draw:frame>
        <draw:custom-shape draw:name="Google Shape;178;p24" draw:style-name="gr2" draw:text-style-name="P11" draw:layer="layout" svg:width="8.381cm" svg:height="1.622cm" svg:x="6.383cm" svg:y="3.43cm">
          <text:p text:style-name="P14"><text:span text:style-name="T10">var</text:span><text:span text:style-name="T11"> </text:span><text:span text:style-name="T12">x</text:span><text:span text:style-name="T11"> </text:span><text:span text:style-name="T10">=</text:span><text:span text:style-name="T11"> [ </text:span><text:span text:style-name="T15">"uno"</text:span><text:span text:style-name="T11"> , </text:span><text:span text:style-name="T15">"dos"</text:span><text:span text:style-name="T11"> , </text:span><text:span text:style-name="T13">3</text:span><text:span text:style-name="T11"> , </text:span><text:span text:style-name="T13">1</text:span><text:span text:style-name="T11"> ];</text:span></text:p>
          <text:p text:style-name="P14"><text:span text:style-name="T14">alert</text:span><text:span text:style-name="T11"> ( </text:span><text:span text:style-name="T12">x</text:span><text:span text:style-name="T11">.</text:span><text:span text:style-name="T12">length</text:span><text:span text:style-name="T11"> ); // Devuelv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4" draw:style-name="gr2" draw:text-style-name="P11" draw:layer="layout" svg:width="9.453cm" svg:height="6.962cm" svg:x="5.635cm" svg:y="5.477cm">
          <text:p text:style-name="P14"><text:span text:style-name="T30">&lt;</text:span><text:span text:style-name="T10">body</text:span><text:span text:style-name="T30">&gt;</text:span></text:p>
          <text:p text:style-name="P14"><text:span text:style-name="T30">&lt;</text:span><text:span text:style-name="T10">p</text:span><text:span text:style-name="T11"> </text:span><text:span text:style-name="T12">id</text:span><text:span text:style-name="T11">=</text:span><text:span text:style-name="T15">"p1"</text:span><text:span text:style-name="T30">&gt;&lt;/</text:span><text:span text:style-name="T10">p</text:span><text:span text:style-name="T30">&gt;</text:span></text:p>
          <text:p text:style-name="P14"><text:span text:style-name="T30">&lt;</text:span><text:span text:style-name="T10">script</text:span><text:span text:style-name="T30">&gt;</text:span></text:p>
          <text:p text:style-name="P14"><text:span text:style-name="T11"><text:s text:c="2"/></text:span><text:span text:style-name="T10">var</text:span><text:span text:style-name="T11"> </text:span><text:span text:style-name="T12">p1</text:span><text:span text:style-name="T11">= </text:span><text:span text:style-name="T12">document</text:span><text:span text:style-name="T11">.</text:span><text:span text:style-name="T14">getElementById</text:span><text:span text:style-name="T11">(</text:span><text:span text:style-name="T15">"p1"</text:span><text:span text:style-name="T11">);</text:span></text:p>
          <text:p text:style-name="P14"><text:span text:style-name="T11"><text:s text:c="3"/></text:span><text:span text:style-name="T10">var</text:span><text:span text:style-name="T11"> </text:span><text:span text:style-name="T12">x</text:span><text:span text:style-name="T11"> = [ </text:span><text:span text:style-name="T15">"uno"</text:span><text:span text:style-name="T11"> , </text:span><text:span text:style-name="T15">"dos"</text:span><text:span text:style-name="T11"> , </text:span><text:span text:style-name="T13">3</text:span><text:span text:style-name="T11"> , </text:span><text:span text:style-name="T13">1</text:span><text:span text:style-name="T11"> ];</text:span></text:p>
          <text:p text:style-name="P14"><text:span text:style-name="T11"><text:s text:c="4"/></text:span><text:span text:style-name="T17">for</text:span><text:span text:style-name="T11"> ( </text:span><text:span text:style-name="T12">i</text:span><text:span text:style-name="T11">=</text:span><text:span text:style-name="T13">0</text:span><text:span text:style-name="T11">; </text:span><text:span text:style-name="T12">i</text:span><text:span text:style-name="T11">&lt; </text:span><text:span text:style-name="T12">x</text:span><text:span text:style-name="T11">.</text:span><text:span text:style-name="T12">length</text:span><text:span text:style-name="T11">; </text:span><text:span text:style-name="T12">i</text:span><text:span text:style-name="T11"> ++) {</text:span></text:p>
          <text:p text:style-name="P14"><text:span text:style-name="T11"><text:s text:c="6"/></text:span><text:span text:style-name="T12">p1</text:span><text:span text:style-name="T11">.</text:span><text:span text:style-name="T12">innerHTML</text:span><text:span text:style-name="T11"> += </text:span><text:span text:style-name="T12">x</text:span><text:span text:style-name="T11"> [</text:span><text:span text:style-name="T12">i</text:span><text:span text:style-name="T11">] + </text:span><text:span text:style-name="T15">"&lt;br&gt;"</text:span><text:span text:style-name="T11">;</text:span></text:p>
          <text:p text:style-name="P14"><text:span text:style-name="T11"><text:s text:c="4"/></text:span><text:span text:style-name="T11">}</text:span></text:p>
          <text:p text:style-name="P14"><text:span text:style-name="T30">&lt;/</text:span><text:span text:style-name="T10">script</text:span><text:span text:style-name="T30">&gt;</text:span></text:p>
          <text:p text:style-name="P14"><text:span text:style-name="T30">&lt;/</text:span><text:span text:style-name="T10">body</text:span><text:span text:style-name="T30">&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4" draw:style-name="gr3" draw:text-style-name="P19" draw:layer="layout" svg:width="6.193cm" svg:height="5.847cm" svg:x="-0.146cm" svg:y="5.422cm">
          <text:list text:style-name="L10">
            <text:list-item>
              <text:p text:style-name="P6"><text:span text:style-name="T5">Recorrido del array.</text:span></text:p>
            </text:list-item>
          </text:list>
          <text:list text:style-name="L11">
            <text:list-item>
              <text:list>
                <text:list-item>
                  <text:p text:style-name="P6"><text:span text:style-name="T5">Mediante bucle </text:span><text:span text:style-name="T7">for</text:span></text:p>
                </text:list-item>
              </text:list>
            </text:list-item>
          </text:list>
          <text:list text:style-name="L12">
            <text:list-item>
              <text:list>
                <text:list-item>
                  <text:p text:style-name="P6"><text:span text:style-name="T5">Mediante método </text:span><text:span text:style-name="T7">foreach (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4" draw:style-name="gr2" draw:text-style-name="P11" draw:layer="layout" svg:width="9.907cm" svg:height="6.962cm" svg:x="15.297cm" svg:y="5.477cm">
          <text:p text:style-name="P14"><text:span text:style-name="T30">&lt;</text:span><text:span text:style-name="T10">body</text:span><text:span text:style-name="T30">&gt;</text:span></text:p>
          <text:p text:style-name="P14"><text:span text:style-name="T30">&lt;</text:span><text:span text:style-name="T10">p</text:span><text:span text:style-name="T11"> </text:span><text:span text:style-name="T12">id</text:span><text:span text:style-name="T11">=</text:span><text:span text:style-name="T15">"p1"</text:span><text:span text:style-name="T30">&gt;&lt;/</text:span><text:span text:style-name="T10">p</text:span><text:span text:style-name="T30">&gt;</text:span></text:p>
          <text:p text:style-name="P14"><text:span text:style-name="T30">&lt;</text:span><text:span text:style-name="T10">script</text:span><text:span text:style-name="T30">&gt;</text:span></text:p>
          <text:p text:style-name="P14"><text:span text:style-name="T11"><text:s text:c="2"/></text:span><text:span text:style-name="T10">var</text:span><text:span text:style-name="T11"> </text:span><text:span text:style-name="T12">p1</text:span><text:span text:style-name="T11">= </text:span><text:span text:style-name="T12">document</text:span><text:span text:style-name="T11">.</text:span><text:span text:style-name="T14">getElementById</text:span><text:span text:style-name="T11">(</text:span><text:span text:style-name="T15">"p1"</text:span><text:span text:style-name="T11">);</text:span></text:p>
          <text:p text:style-name="P14"><text:span text:style-name="T11"><text:s text:c="2"/></text:span><text:span text:style-name="T10">var</text:span><text:span text:style-name="T11"> </text:span><text:span text:style-name="T12">x</text:span><text:span text:style-name="T11"> = [ </text:span><text:span text:style-name="T15">"uno"</text:span><text:span text:style-name="T11"> , </text:span><text:span text:style-name="T15">"dos"</text:span><text:span text:style-name="T11"> , </text:span><text:span text:style-name="T13">3</text:span><text:span text:style-name="T11"> , </text:span><text:span text:style-name="T13">1</text:span><text:span text:style-name="T11"> ];</text:span></text:p>
          <text:p text:style-name="P14"><text:span text:style-name="T11"><text:s text:c="2"/></text:span><text:span text:style-name="T12">x</text:span><text:span text:style-name="T11">.</text:span><text:span text:style-name="T14">forEach</text:span><text:span text:style-name="T11">(</text:span><text:span text:style-name="T12">f1</text:span><text:span text:style-name="T11">);</text:span></text:p>
          <text:p text:style-name="P14"><text:span text:style-name="T11"><text:s text:c="2"/></text:span><text:span text:style-name="T10">function</text:span><text:span text:style-name="T11"> </text:span><text:span text:style-name="T14">f1</text:span><text:span text:style-name="T11"> (</text:span><text:span text:style-name="T12">elemento</text:span><text:span text:style-name="T11">) {</text:span></text:p>
          <text:p text:style-name="P14"><text:span text:style-name="T11"><text:s text:c="4"/></text:span><text:span text:style-name="T12">p1</text:span><text:span text:style-name="T11">.</text:span><text:span text:style-name="T12">innerHTML</text:span><text:span text:style-name="T11"> += </text:span><text:span text:style-name="T12">elemento</text:span><text:span text:style-name="T11"> + </text:span><text:span text:style-name="T15">"&lt;br&gt;"</text:span><text:span text:style-name="T11">;</text:span></text:p>
          <text:p text:style-name="P14"><text:span text:style-name="T11"><text:s text:c="2"/></text:span><text:span text:style-name="T11">} <text:s/></text:span></text:p>
          <text:p text:style-name="P14"><text:span text:style-name="T30">&lt;/</text:span><text:span text:style-name="T10">script</text:span><text:span text:style-name="T30">&gt;</text:span></text:p>
          <text:p text:style-name="P14"><text:span text:style-name="T30">&lt;/</text:span><text:span text:style-name="T10">body</text:span><text:span text:style-name="T30">&gt;</text:span></text:p>
          <text:p text:style-name="P14"><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4;g63dfafd6a3_0_43:notes" draw:style-name="gr1" draw:layer="layout" svg:width="16.932cm" svg:height="9.524cm" svg:x="1.059cm" svg:y="1.905cm" draw:page-number="12" presentation:class="page"/>
          <draw:frame draw:name="Google Shape;175;g63dfafd6a3_0_43:notes" presentation:style-name="pr16"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draw:frame draw:name="Google Shape;186;p25" presentation:style-name="pr5" draw:text-style-name="P7" draw:layer="layout" svg:width="23.667cm" svg:height="11.857cm" svg:x="0.866cm" svg:y="0.833cm" presentation:class="outline" presentation:user-transformed="true">
          <draw:text-box>
            <text:list text:style-name="L4">
              <text:list-item>
                <text:p text:style-name="P6"><text:span text:style-name="T5">Los métodos </text:span><text:span text:style-name="T7">toString ( )</text:span><text:span text:style-name="T5"> y </text:span><text:span text:style-name="T7">join ( )</text:span><text:span text:style-name="T5"> convierten todos los elementos de un array a una cadena. El primero separados con “</text:span><text:span text:style-name="T7">,</text:span><text:span text:style-name="T5">” el segundo se puede elegir el separador.</text:span></text:p>
              </text:list-item>
            </text:list>
            <text:p text:style-name="P9"><text:span text:style-name="T5"/></text:p>
            <text:p text:style-name="P9"><text:span text:style-name="T5"/></text:p>
            <text:list text:continue-numbering="true" text:style-name="L4">
              <text:list-item>
                <text:p text:style-name="P9"><text:span text:style-name="T5">Declaramos un array vacío (dinámico), podemos añadir un nuevo elemento al final del array con </text:span><text:span text:style-name="T7">push ( )</text:span><text:span text:style-name="T5"> , o asignar los valores mediante índices.</text:span></text:p>
              </text:list-item>
            </text:list>
          </draw:text-box>
        </draw:frame>
        <draw:custom-shape draw:name="Google Shape;187;p25" draw:style-name="gr2" draw:text-style-name="P11" draw:layer="layout" svg:width="10.807cm" svg:height="2.946cm" svg:x="2.385cm" svg:y="9.184cm">
          <text:p text:style-name="P14"><text:span text:style-name="T10">var</text:span><text:span text:style-name="T11"> </text:span><text:span text:style-name="T12">x</text:span><text:span text:style-name="T11"> = [ ]; // Declara array vacío.</text:span></text:p>
          <text:p text:style-name="P14"><text:span text:style-name="T12">x</text:span><text:span text:style-name="T11">.</text:span><text:span text:style-name="T14">push</text:span><text:span text:style-name="T11"> (</text:span><text:span text:style-name="T15">"alumno1"</text:span><text:span text:style-name="T11">);</text:span></text:p>
          <text:p text:style-name="P14"><text:span text:style-name="T12">x</text:span><text:span text:style-name="T11">.</text:span><text:span text:style-name="T14">push</text:span><text:span text:style-name="T11"> (</text:span><text:span text:style-name="T15">"alumno2"</text:span><text:span text:style-name="T11">);</text:span></text:p>
          <text:p text:style-name="P14"><text:span text:style-name="T14">alert</text:span><text:span text:style-name="T11"> ( </text:span><text:span text:style-name="T12">x</text:span><text:span text:style-name="T11"> ) ; //Devuelve “ alumno1 , alumno2 “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5" draw:style-name="gr2" draw:text-style-name="P11" draw:layer="layout" svg:width="10.807cm" svg:height="3.542cm" svg:x="8.308cm" svg:y="3.162cm">
          <text:p text:style-name="P14"><text:span text:style-name="T10">var</text:span><text:span text:style-name="T11"> </text:span><text:span text:style-name="T12">x</text:span><text:span text:style-name="T11"> = [</text:span><text:span text:style-name="T13">2</text:span><text:span text:style-name="T11">,</text:span><text:span text:style-name="T13">3</text:span><text:span text:style-name="T11">,</text:span><text:span text:style-name="T13">4</text:span><text:span text:style-name="T11">,</text:span><text:span text:style-name="T13">5</text:span><text:span text:style-name="T11">];</text:span></text:p>
          <text:p text:style-name="P14"><text:span text:style-name="T10">var</text:span><text:span text:style-name="T11"> </text:span><text:span text:style-name="T12">cadena</text:span><text:span text:style-name="T11"> = </text:span><text:span text:style-name="T12">x</text:span><text:span text:style-name="T11">.</text:span><text:span text:style-name="T14">toString</text:span><text:span text:style-name="T11"> ();</text:span></text:p>
          <text:p text:style-name="P14"><text:span text:style-name="T14">alert</text:span><text:span text:style-name="T11"> ( </text:span><text:span text:style-name="T12">cadena</text:span><text:span text:style-name="T11"> ); // Devuelve 2,3,4,5</text:span></text:p>
          <text:p text:style-name="P14"><text:span text:style-name="T12">cadena</text:span><text:span text:style-name="T11"> = </text:span><text:span text:style-name="T12">x</text:span><text:span text:style-name="T11">.</text:span><text:span text:style-name="T14">join</text:span><text:span text:style-name="T11"> (</text:span><text:span text:style-name="T15">"-"</text:span><text:span text:style-name="T11">) ; </text:span></text:p>
          <text:p text:style-name="P14"><text:span text:style-name="T14">alert</text:span><text:span text:style-name="T11"> ( </text:span><text:span text:style-name="T12">cadena</text:span><text:span text:style-name="T11"> ) ; // Devuelve 2-3-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5" draw:style-name="gr2" draw:text-style-name="P11" draw:layer="layout" svg:width="11.102cm" svg:height="2.946cm" svg:x="13.603cm" svg:y="9.184cm">
          <text:p text:style-name="P14"><text:span text:style-name="T10">var</text:span><text:span text:style-name="T11"> </text:span><text:span text:style-name="T12">x</text:span><text:span text:style-name="T11"> = [ ]; // Declara array vacío.</text:span></text:p>
          <text:p text:style-name="P14"><text:span text:style-name="T12">x</text:span><text:span text:style-name="T11">[0]= </text:span><text:span text:style-name="T15">"alumno1"</text:span><text:span text:style-name="T11">;</text:span></text:p>
          <text:p text:style-name="P14"><text:span text:style-name="T12">x</text:span><text:span text:style-name="T11">[1]= </text:span><text:span text:style-name="T15">"alumno2"</text:span><text:span text:style-name="T11">;</text:span></text:p>
          <text:p text:style-name="P14"><text:span text:style-name="T14">alert</text:span><text:span text:style-name="T11"> ( </text:span><text:span text:style-name="T12">x</text:span><text:span text:style-name="T11"> ) ; // Devuelve “ alumno1 , alumno2 “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63dfafd6a3_0_57:notes" draw:style-name="gr1" draw:layer="layout" svg:width="16.932cm" svg:height="9.524cm" svg:x="1.059cm" svg:y="1.905cm" draw:page-number="13" presentation:class="page"/>
          <draw:frame draw:name="Google Shape;184;g63dfafd6a3_0_57:notes" presentation:style-name="pr17"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 presentation:presentation-page-layout-name="AL2T1">
        <draw:frame draw:name="Google Shape;194;p26" presentation:style-name="pr5" draw:text-style-name="P7" draw:layer="layout" svg:width="23.667cm" svg:height="11.947cm" svg:x="0.866cm" svg:y="0.744cm" presentation:class="outline" presentation:user-transformed="true">
          <draw:text-box>
            <text:list text:style-name="L4">
              <text:list-item>
                <text:p text:style-name="P6"><text:span text:style-name="T5">Para eliminar el elemento final de un array usaremos </text:span><text:span text:style-name="T7">pop ( )</text:span><text:span text:style-name="T5">. Devuelve el elemento que se eliminó.</text:span></text:p>
              </text:list-item>
            </text:list>
            <text:p text:style-name="P9"><text:span text:style-name="T5"/></text:p>
            <text:list text:continue-numbering="true" text:style-name="L4">
              <text:list-item>
                <text:p text:style-name="P9"><text:span text:style-name="T5">El método </text:span><text:span text:style-name="T7">unshift( )</text:span><text:span text:style-name="T5"> agrega un nuevo elemento al principio del array, y desplaza los elementos originales. Devuelve la nueva longitud del array.</text:span></text:p>
              </text:list-item>
            </text:list>
            <text:p text:style-name="P9"><text:span text:style-name="T31"/></text:p>
            <text:p text:style-name="P9"><text:span text:style-name="T31"/></text:p>
            <text:list text:continue-numbering="true" text:style-name="L4">
              <text:list-item>
                <text:p text:style-name="P9"><text:span text:style-name="T5">El método </text:span><text:span text:style-name="T7">shift( )</text:span><text:span text:style-name="T5"> elimina el primer elemento del array y "desplaza" todos los demás elementos a un índice inferior. Devuelve el elemento que se eliminó.</text:span></text:p>
              </text:list-item>
            </text:list>
            <text:p text:style-name="P9"><text:span text:style-name="T9"/></text:p>
            <text:p text:style-name="P18"><text:span text:style-name="T9"/></text:p>
            <text:p text:style-name="P18"><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10"><text:span text:style-name="T5"/></text:p>
          </draw:text-box>
        </draw:frame>
        <draw:custom-shape draw:name="Google Shape;195;p26" draw:style-name="gr2" draw:text-style-name="P11" draw:layer="layout" svg:width="7.827cm" svg:height="2.142cm" svg:x="9.833cm" svg:y="2.206cm">
          <text:p text:style-name="P14"><text:span text:style-name="T11"><text:s text:c="2"/></text:span><text:span text:style-name="T10">var</text:span><text:span text:style-name="T11"> </text:span><text:span text:style-name="T12">x</text:span><text:span text:style-name="T11"> = [</text:span><text:span text:style-name="T13">2</text:span><text:span text:style-name="T11">,</text:span><text:span text:style-name="T13">3</text:span><text:span text:style-name="T11">,</text:span><text:span text:style-name="T13">4</text:span><text:span text:style-name="T11">,</text:span><text:span text:style-name="T13">5</text:span><text:span text:style-name="T11">];</text:span></text:p>
          <text:p text:style-name="P14"><text:span text:style-name="T11"><text:s text:c="2"/></text:span><text:span text:style-name="T14">alert</text:span><text:span text:style-name="T11"> (</text:span><text:span text:style-name="T12">x</text:span><text:span text:style-name="T11">.</text:span><text:span text:style-name="T14">pop</text:span><text:span text:style-name="T11"> ()); </text:span><text:span text:style-name="T32">// Muestra 5</text:span></text:p>
          <text:p text:style-name="P14"><text:span text:style-name="T11"><text:s text:c="2"/></text:span><text:span text:style-name="T14">alert</text:span><text:span text:style-name="T11"> ( </text:span><text:span text:style-name="T12">x</text:span><text:span text:style-name="T11"> ) ; </text:span><text:span text:style-name="T32">// Muestra 2,3,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6" draw:style-name="gr2" draw:text-style-name="P11" draw:layer="layout" svg:width="7.827cm" svg:height="2.142cm" svg:x="9.833cm" svg:y="11.083cm">
          <text:p text:style-name="P14"><text:span text:style-name="T10">var</text:span><text:span text:style-name="T11"> </text:span><text:span text:style-name="T12">x</text:span><text:span text:style-name="T11"> = [</text:span><text:span text:style-name="T13">2</text:span><text:span text:style-name="T11">,</text:span><text:span text:style-name="T13">3</text:span><text:span text:style-name="T11">,</text:span><text:span text:style-name="T13">4</text:span><text:span text:style-name="T11">,</text:span><text:span text:style-name="T13">5</text:span><text:span text:style-name="T11">];</text:span></text:p>
          <text:p text:style-name="P14"><text:span text:style-name="T14">alert</text:span><text:span text:style-name="T11"> (</text:span><text:span text:style-name="T12">x</text:span><text:span text:style-name="T11">.</text:span><text:span text:style-name="T14">shift</text:span><text:span text:style-name="T11"> ());</text:span><text:span text:style-name="T18"> </text:span><text:span text:style-name="T32">// Muestra 2</text:span></text:p>
          <text:p text:style-name="P14"><text:span text:style-name="T14">alert</text:span><text:span text:style-name="T11"> ( </text:span><text:span text:style-name="T12">x</text:span><text:span text:style-name="T11"> ) ; </text:span><text:span text:style-name="T32">// Muestra 3,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6" draw:style-name="gr2" draw:text-style-name="P11" draw:layer="layout" svg:width="8.422cm" svg:height="2.142cm" svg:x="9.535cm" svg:y="6.552cm">
          <text:p text:style-name="P14"><text:span text:style-name="T10">var</text:span><text:span text:style-name="T11"> </text:span><text:span text:style-name="T12">x</text:span><text:span text:style-name="T11"> = [</text:span><text:span text:style-name="T13">2</text:span><text:span text:style-name="T11">,</text:span><text:span text:style-name="T13">3</text:span><text:span text:style-name="T11">,</text:span><text:span text:style-name="T13">4</text:span><text:span text:style-name="T11">,</text:span><text:span text:style-name="T13">5</text:span><text:span text:style-name="T11">];</text:span></text:p>
          <text:p text:style-name="P14"><text:span text:style-name="T14">alert</text:span><text:span text:style-name="T11"> (</text:span><text:span text:style-name="T12">x</text:span><text:span text:style-name="T11">.</text:span><text:span text:style-name="T14">unshift</text:span><text:span text:style-name="T11"> (</text:span><text:span text:style-name="T13">1</text:span><text:span text:style-name="T11">)); </text:span><text:span text:style-name="T32">// Muestra 5</text:span></text:p>
          <text:p text:style-name="P14"><text:span text:style-name="T14">alert</text:span><text:span text:style-name="T11"> ( </text:span><text:span text:style-name="T12">x</text:span><text:span text:style-name="T11"> ) ; </text:span><text:span text:style-name="T32">// Muestra 1,2,3,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1;g63ed4a3fac_0_0:notes" draw:style-name="gr1" draw:layer="layout" svg:width="16.932cm" svg:height="9.524cm" svg:x="1.059cm" svg:y="1.905cm" draw:page-number="14" presentation:class="page"/>
          <draw:frame draw:name="Google Shape;192;g63ed4a3fac_0_0:notes" presentation:style-name="pr18"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draw:frame draw:name="Google Shape;202;p27" presentation:style-name="pr5" draw:text-style-name="P7" draw:layer="layout" svg:width="23.667cm" svg:height="12.006cm" svg:x="0.866cm" svg:y="0.685cm" presentation:class="outline" presentation:user-transformed="true">
          <draw:text-box>
            <text:list text:style-name="L4">
              <text:list-item>
                <text:p text:style-name="P6"><text:span text:style-name="T5">El método </text:span><text:span text:style-name="T7">splice ( ) </text:span><text:span text:style-name="T5">añade nuevos elementos al array pudiéndose borrar algunos o ninguno de los originales a través de los parámetros.</text:span></text:p>
              </text:list-item>
            </text:list>
            <text:p text:style-name="P9"><text:span text:style-name="T5"/></text:p>
            <text:p text:style-name="P9"><text:span text:style-name="T5"/></text:p>
            <text:list text:continue-numbering="true" text:style-name="L4">
              <text:list-item>
                <text:p text:style-name="P9"><text:span text:style-name="T5">El método</text:span><text:span text:style-name="T7"> concat ( )</text:span><text:span text:style-name="T5"> crea un nuevo array de la concatenación de dos o más arrays.</text:span></text:p>
              </text:list-item>
            </text:list>
          </draw:text-box>
        </draw:frame>
        <draw:custom-shape draw:name="Google Shape;203;p27" draw:style-name="gr2" draw:text-style-name="P11" draw:layer="layout" svg:width="9.971cm" svg:height="2.262cm" svg:x="6.965cm" svg:y="2.917cm">
          <text:p text:style-name="P14"><text:span text:style-name="T11"><text:s text:c="2"/></text:span><text:span text:style-name="T10">var</text:span><text:span text:style-name="T11"> </text:span><text:span text:style-name="T12">x</text:span><text:span text:style-name="T11"> = [</text:span><text:span text:style-name="T13">2</text:span><text:span text:style-name="T11">,</text:span><text:span text:style-name="T13">3</text:span><text:span text:style-name="T11">,</text:span><text:span text:style-name="T13">4</text:span><text:span text:style-name="T11">,</text:span><text:span text:style-name="T13">5</text:span><text:span text:style-name="T11">];</text:span></text:p>
          <text:p text:style-name="P14"><text:span text:style-name="T11"><text:s text:c="2"/></text:span><text:span text:style-name="T12">x</text:span><text:span text:style-name="T11">.</text:span><text:span text:style-name="T14">splice</text:span><text:span text:style-name="T11"> ( </text:span><text:span text:style-name="T13">2</text:span><text:span text:style-name="T11">, </text:span><text:span text:style-name="T13">1</text:span><text:span text:style-name="T11"> , </text:span><text:span text:style-name="T15">0.1 </text:span><text:span text:style-name="T11">,</text:span><text:span text:style-name="T15"> 0.2 </text:span><text:span text:style-name="T11">); </text:span></text:p>
          <text:p text:style-name="P14"><text:span text:style-name="T11"><text:s text:c="2"/></text:span><text:span text:style-name="T14">alert</text:span><text:span text:style-name="T11"> ( </text:span><text:span text:style-name="T12">x</text:span><text:span text:style-name="T11"> ) ; </text:span><text:span text:style-name="T32">// Muestra 2,3,0.1,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7" draw:style-name="gr2" draw:text-style-name="P11" draw:layer="layout" svg:width="13.989cm" svg:height="3.422cm" svg:x="5.705cm" svg:y="7.769cm">
          <text:p text:style-name="P14"><text:span text:style-name="T11"><text:s text:c="2"/></text:span><text:span text:style-name="T10">var</text:span><text:span text:style-name="T11"> </text:span><text:span text:style-name="T12">x</text:span><text:span text:style-name="T11"> = [</text:span><text:span text:style-name="T13">2</text:span><text:span text:style-name="T11">,</text:span><text:span text:style-name="T13">3</text:span><text:span text:style-name="T11">,</text:span><text:span text:style-name="T13">4</text:span><text:span text:style-name="T11">,</text:span><text:span text:style-name="T13">5</text:span><text:span text:style-name="T11">];</text:span></text:p>
          <text:p text:style-name="P14"><text:span text:style-name="T11"><text:s text:c="2"/></text:span><text:span text:style-name="T10">var</text:span><text:span text:style-name="T11"> </text:span><text:span text:style-name="T12">y</text:span><text:span text:style-name="T11"> = [</text:span><text:span text:style-name="T13">6</text:span><text:span text:style-name="T11">,</text:span><text:span text:style-name="T13">7</text:span><text:span text:style-name="T11">,</text:span><text:span text:style-name="T13">8</text:span><text:span text:style-name="T11">,</text:span><text:span text:style-name="T13">9</text:span><text:span text:style-name="T11">];</text:span></text:p>
          <text:p text:style-name="P14"><text:span text:style-name="T11"><text:s text:c="2"/></text:span><text:span text:style-name="T10">var</text:span><text:span text:style-name="T11"> </text:span><text:span text:style-name="T12">z</text:span><text:span text:style-name="T11"> = [</text:span><text:span text:style-name="T13">10</text:span><text:span text:style-name="T11">,</text:span><text:span text:style-name="T13">11</text:span><text:span text:style-name="T11">,</text:span><text:span text:style-name="T13">12</text:span><text:span text:style-name="T11">,</text:span><text:span text:style-name="T13">13</text:span><text:span text:style-name="T11">];</text:span></text:p>
          <text:p text:style-name="P14"><text:span text:style-name="T11"><text:s text:c="2"/></text:span><text:span text:style-name="T10">var</text:span><text:span text:style-name="T11"> </text:span><text:span text:style-name="T12">total</text:span><text:span text:style-name="T11"> = </text:span><text:span text:style-name="T12">x</text:span><text:span text:style-name="T11">.</text:span><text:span text:style-name="T14">concat</text:span><text:span text:style-name="T11">( </text:span><text:span text:style-name="T12">y</text:span><text:span text:style-name="T11">,</text:span><text:span text:style-name="T12">z</text:span><text:span text:style-name="T11"> ); </text:span></text:p>
          <text:p text:style-name="P14"><text:span text:style-name="T11"><text:s text:c="2"/></text:span><text:span text:style-name="T14">alert</text:span><text:span text:style-name="T11"> ( </text:span><text:span text:style-name="T12">total</text:span><text:span text:style-name="T11"> ) ; </text:span><text:span text:style-name="T18">// Muestra 2,3,4,5,6,7,8,9,10,11,1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9;g63ed4a3fac_0_16:notes" draw:style-name="gr1" draw:layer="layout" svg:width="16.932cm" svg:height="9.524cm" svg:x="1.059cm" svg:y="1.905cm" draw:page-number="15" presentation:class="page"/>
          <draw:frame draw:name="Google Shape;200;g63ed4a3fac_0_16:notes" presentation:style-name="pr19"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 presentation:presentation-page-layout-name="AL2T1">
        <draw:frame draw:name="Google Shape;209;p28" presentation:style-name="pr5" draw:text-style-name="P7" draw:layer="layout" svg:width="23.667cm" svg:height="11.767cm" svg:x="0.866cm" svg:y="0.923cm" presentation:class="outline" presentation:user-transformed="true">
          <draw:text-box>
            <text:list text:style-name="L4">
              <text:list-item>
                <text:p text:style-name="P6"><text:span text:style-name="T5">El método</text:span><text:span text:style-name="T7"> slice ( )</text:span><text:span text:style-name="T5"> extrae un nuevo array de otro original. Se puede especificar el intervalo de elementos extraídos a través de 2 parámetros, inicial y final (no incluido ). Si se omite el segundo parámetro, extrae los elementos desde el elemento especificado por el primer parámetro hasta el último.</text:span></text:p>
              </text:list-item>
            </text:list>
            <text:p text:style-name="P18"><text:span text:style-name="T5"/></text:p>
            <text:p text:style-name="P18"><text:span text:style-name="T5"/></text:p>
            <text:list text:continue-numbering="true" text:style-name="L4">
              <text:list-item>
                <text:p text:style-name="P9"><text:span text:style-name="T5"><text:s/></text:span><text:span text:style-name="T5">El método </text:span><text:span text:style-name="T7">reverse ( ) </text:span><text:span text:style-name="T5">invierte el orden de un array. </text:span></text:p>
              </text:list-item>
            </text:list>
            <text:p text:style-name="P9"><text:span text:style-name="T5"/></text:p>
            <text:list text:continue-numbering="true" text:style-name="L4">
              <text:list-item>
                <text:p text:style-name="P9"><text:span text:style-name="T5">El método </text:span><text:span text:style-name="T7">sort ( ) </text:span><text:span text:style-name="T5">ordena alfabéticamente un array.</text:span></text:p>
              </text:list-item>
            </text:list>
            <text:p text:style-name="P10"><text:span text:style-name="T5"/></text:p>
          </draw:text-box>
        </draw:frame>
        <draw:custom-shape draw:name="Google Shape;210;p28" draw:style-name="gr2" draw:text-style-name="P11" draw:layer="layout" svg:width="14.346cm" svg:height="2.989cm" svg:x="4.895cm" svg:y="4.729cm">
          <text:p text:style-name="P14"><text:span text:style-name="T10">var</text:span><text:span text:style-name="T11"> </text:span><text:span text:style-name="T12">x</text:span><text:span text:style-name="T11"> = [</text:span><text:span text:style-name="T15">"uno"</text:span><text:span text:style-name="T11">,</text:span><text:span text:style-name="T15">"dos"</text:span><text:span text:style-name="T11">,</text:span><text:span text:style-name="T15">"tres"</text:span><text:span text:style-name="T11">,</text:span><text:span text:style-name="T15">"cuatro"</text:span><text:span text:style-name="T11">];</text:span></text:p>
          <text:p text:style-name="P14"><text:span text:style-name="T10">var</text:span><text:span text:style-name="T11"> </text:span><text:span text:style-name="T12">y</text:span><text:span text:style-name="T11">=</text:span><text:span text:style-name="T12">x</text:span><text:span text:style-name="T11">.</text:span><text:span text:style-name="T14">slice</text:span><text:span text:style-name="T11">(1,</text:span><text:span text:style-name="T13">3</text:span><text:span text:style-name="T11">);</text:span></text:p>
          <text:p text:style-name="P14"><text:span text:style-name="T14">alert</text:span><text:span text:style-name="T11"> ( </text:span><text:span text:style-name="T12">x</text:span><text:span text:style-name="T11"> + </text:span><text:span text:style-name="T15">"</text:span><text:span text:style-name="T26">\n</text:span><text:span text:style-name="T15">"</text:span><text:span text:style-name="T11">+ </text:span><text:span text:style-name="T12">y</text:span><text:span text:style-name="T11"> ) ; // Muestra “uno,dos,tres,cuatro “</text:span></text:p>
          <text:p text:style-name="P14"><text:span text:style-name="T11"><text:s text:c="24"/></text:span><text:span text:style-name="T11">// <text:s text:c="9"/>“dos,tre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8" draw:style-name="gr2" draw:text-style-name="P11" draw:layer="layout" svg:width="12.739cm" svg:height="1.726cm" svg:x="4.64cm" svg:y="11.741cm">
          <text:p text:style-name="P14"><text:span text:style-name="T11"><text:s text:c="2"/></text:span><text:span text:style-name="T10">var</text:span><text:span text:style-name="T11"> </text:span><text:span text:style-name="T12">x</text:span><text:span text:style-name="T11"> = [</text:span><text:span text:style-name="T15">"uno"</text:span><text:span text:style-name="T11">,</text:span><text:span text:style-name="T15">"dos"</text:span><text:span text:style-name="T11">,</text:span><text:span text:style-name="T15">"tres"</text:span><text:span text:style-name="T11">,</text:span><text:span text:style-name="T15">"cuatro"</text:span><text:span text:style-name="T11">];</text:span></text:p>
          <text:p text:style-name="P14"><text:span text:style-name="T11"><text:s text:c="2"/></text:span><text:span text:style-name="T14">alert</text:span><text:span text:style-name="T11"> ( </text:span><text:span text:style-name="T12">x</text:span><text:span text:style-name="T11">.</text:span><text:span text:style-name="T14">sort</text:span><text:span text:style-name="T11">()) ; // Muestra “cuatro,dos,tres,u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8" draw:style-name="gr2" draw:text-style-name="P11" draw:layer="layout" svg:width="14.644cm" svg:height="1.726cm" svg:x="4.746cm" svg:y="8.966cm">
          <text:p text:style-name="P14"><text:span text:style-name="T11"><text:s text:c="2"/></text:span><text:span text:style-name="T10">var</text:span><text:span text:style-name="T11"> </text:span><text:span text:style-name="T12">x</text:span><text:span text:style-name="T11"> = [</text:span><text:span text:style-name="T15">"uno"</text:span><text:span text:style-name="T11">,</text:span><text:span text:style-name="T15">"dos"</text:span><text:span text:style-name="T11">,</text:span><text:span text:style-name="T15">"tres"</text:span><text:span text:style-name="T11">,</text:span><text:span text:style-name="T15">"cuatro"</text:span><text:span text:style-name="T11">];</text:span></text:p>
          <text:p text:style-name="P14"><text:span text:style-name="T11"><text:s text:c="2"/></text:span><text:span text:style-name="T14">alert</text:span><text:span text:style-name="T11"> ( </text:span><text:span text:style-name="T12">x</text:span><text:span text:style-name="T11">.</text:span><text:span text:style-name="T14">reverse</text:span><text:span text:style-name="T11">()) ; <text:s/>// Muestra “cuatro,tres,dos,u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g640053f02f_0_0:notes" draw:style-name="gr1" draw:layer="layout" svg:width="16.932cm" svg:height="9.524cm" svg:x="1.059cm" svg:y="1.905cm" draw:page-number="16" presentation:class="page"/>
          <draw:frame draw:name="Google Shape;207;g640053f02f_0_0:notes" presentation:style-name="pr20"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 presentation:presentation-page-layout-name="AL2T1">
        <draw:frame draw:name="Google Shape;217;p29" presentation:style-name="pr5" draw:text-style-name="P7" draw:layer="layout" svg:width="23.667cm" svg:height="12.006cm" svg:x="0.866cm" svg:y="0.685cm" presentation:class="outline" presentation:user-transformed="true">
          <draw:text-box>
            <text:list text:style-name="L4">
              <text:list-item>
                <text:p text:style-name="P6"><text:span text:style-name="T5">El método anterior ordena cadenas de caracteres, por ello, “2” sería mayor a “10” .Para ordenar números es necesario usar una función de comparación.</text:span></text:p>
              </text:list-item>
            </text:list>
            <text:p text:style-name="P18"><text:span text:style-name="T5"/></text:p>
            <text:list text:continue-numbering="true" text:style-name="L4">
              <text:list-item>
                <text:p text:style-name="P9"><text:span text:style-name="T5">Para calcular el número mayor y menor en un array podemos usar el código,</text:span></text:p>
              </text:list-item>
            </text:list>
            <text:p text:style-name="P9"><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5">ó con el objeto/clase </text:span><text:span text:style-name="T28">Math</text:span><text:span text:style-name="T5">:</text:span></text:p>
            <text:p text:style-name="P9"><text:span text:style-name="T9"/></text:p>
            <text:p text:style-name="P9"><text:span text:style-name="T33"/></text:p>
            <text:p text:style-name="P9"><text:span text:style-name="T33"/></text:p>
            <text:list text:continue-numbering="true" text:style-name="L4">
              <text:list-item>
                <text:p text:style-name="P9"><text:span text:style-name="T5">El método</text:span><text:span text:style-name="T7"> map ( ) </text:span><text:span text:style-name="T5">crea un nuevo array aplicando una función determinada a cada uno de sus elementos. Dicha función recibe 3 parámetros, el</text:span><text:span text:style-name="T28"> valor</text:span><text:span text:style-name="T5"> del elemento , el </text:span><text:span text:style-name="T28">índice</text:span><text:span text:style-name="T5"> y el propio </text:span><text:span text:style-name="T28">array</text:span><text:span text:style-name="T5">. Se puede omitir los parámetros índice y array.</text:span></text:p>
              </text:list-item>
            </text:list>
            <text:p text:style-name="P18"><text:span text:style-name="T5"/></text:p>
            <text:p text:style-name="P13"><text:span text:style-name="T5"><text:s text:c="2"/></text:span></text:p>
          </draw:text-box>
        </draw:frame>
        <draw:custom-shape draw:name="Google Shape;218;p29" draw:style-name="gr2" draw:text-style-name="P11" draw:layer="layout" svg:width="15.745cm" svg:height="1.637cm" svg:x="2.537cm" svg:y="2.672cm">
          <text:p text:style-name="P14"><text:span text:style-name="T10">var</text:span><text:span text:style-name="T11"> </text:span><text:span text:style-name="T12">x</text:span><text:span text:style-name="T11"> = [</text:span><text:span text:style-name="T13">1</text:span><text:span text:style-name="T11">,</text:span><text:span text:style-name="T13">4</text:span><text:span text:style-name="T11">,</text:span><text:span text:style-name="T13">3</text:span><text:span text:style-name="T11">,</text:span><text:span text:style-name="T13">2</text:span><text:span text:style-name="T11">,</text:span><text:span text:style-name="T13">10</text:span><text:span text:style-name="T11">,</text:span><text:span text:style-name="T13">7</text:span><text:span text:style-name="T11">];</text:span></text:p>
          <text:p text:style-name="P14"><text:span text:style-name="T14">alert</text:span><text:span text:style-name="T11"> ( </text:span><text:span text:style-name="T12">x</text:span><text:span text:style-name="T11">.</text:span><text:span text:style-name="T14">sort</text:span><text:span text:style-name="T11">(</text:span><text:span text:style-name="T10">function</text:span><text:span text:style-name="T11"> (</text:span><text:span text:style-name="T12">a</text:span><text:span text:style-name="T11">,</text:span><text:span text:style-name="T12">b</text:span><text:span text:style-name="T11">){</text:span><text:span text:style-name="T17">return</text:span><text:span text:style-name="T11"> </text:span><text:span text:style-name="T12">a</text:span><text:span text:style-name="T11">-</text:span><text:span text:style-name="T12">b</text:span><text:span text:style-name="T11">})) ; Devuelve 1,2,3,4,7,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9" draw:style-name="gr3" draw:text-style-name="P19" draw:layer="layout" svg:width="5.186cm" svg:height="1.874cm" svg:x="19.348cm" svg:y="2.553cm">
          <text:p text:style-name="P1"><text:span text:style-name="T34">Ordena ascendentemente, si usamos “</text:span><text:span text:style-name="T35">return b-a</text:span><text:span text:style-name="T34"> “ , ordenará descendente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9" draw:style-name="gr2" draw:text-style-name="P11" draw:layer="layout" svg:width="13.462cm" svg:height="3.965cm" svg:x="1.312cm" svg:y="5.536cm">
          <text:p text:style-name="P14"><text:span text:style-name="T11"><text:s text:c="2"/></text:span><text:span text:style-name="T10">var</text:span><text:span text:style-name="T11"> </text:span><text:span text:style-name="T12">x</text:span><text:span text:style-name="T11"> = [</text:span><text:span text:style-name="T13">1</text:span><text:span text:style-name="T11">,-</text:span><text:span text:style-name="T13">4</text:span><text:span text:style-name="T11">,</text:span><text:span text:style-name="T13">3</text:span><text:span text:style-name="T11">,</text:span><text:span text:style-name="T13">2</text:span><text:span text:style-name="T11">,</text:span><text:span text:style-name="T13">10</text:span><text:span text:style-name="T11">,</text:span><text:span text:style-name="T13">7</text:span><text:span text:style-name="T11">];</text:span></text:p>
          <text:p text:style-name="P14"><text:span text:style-name="T11"><text:s text:c="2"/></text:span><text:span text:style-name="T12">x</text:span><text:span text:style-name="T11">.</text:span><text:span text:style-name="T14">sort</text:span><text:span text:style-name="T11">(</text:span><text:span text:style-name="T10">function</text:span><text:span text:style-name="T11"> (</text:span><text:span text:style-name="T12">a</text:span><text:span text:style-name="T11">,</text:span><text:span text:style-name="T12">b</text:span><text:span text:style-name="T11">){</text:span><text:span text:style-name="T17">return</text:span><text:span text:style-name="T11"> </text:span><text:span text:style-name="T12">a</text:span><text:span text:style-name="T11">-</text:span><text:span text:style-name="T12">b</text:span><text:span text:style-name="T11">}) ; </text:span></text:p>
          <text:p text:style-name="P14"><text:span text:style-name="T11"><text:s text:c="2"/></text:span><text:span text:style-name="T10">var</text:span><text:span text:style-name="T11"> </text:span><text:span text:style-name="T12">min</text:span><text:span text:style-name="T11">=</text:span><text:span text:style-name="T12">x</text:span><text:span text:style-name="T11">[</text:span><text:span text:style-name="T13">0</text:span><text:span text:style-name="T11">];</text:span></text:p>
          <text:p text:style-name="P14"><text:span text:style-name="T11"><text:s text:c="2"/></text:span><text:span text:style-name="T10">var</text:span><text:span text:style-name="T11"> </text:span><text:span text:style-name="T12">max</text:span><text:span text:style-name="T11">=</text:span><text:span text:style-name="T12">x</text:span><text:span text:style-name="T11">[</text:span><text:span text:style-name="T12">x</text:span><text:span text:style-name="T11">.</text:span><text:span text:style-name="T12">length</text:span><text:span text:style-name="T11">-</text:span><text:span text:style-name="T13">1</text:span><text:span text:style-name="T11">];</text:span></text:p>
          <text:p text:style-name="P14"><text:span text:style-name="T11"><text:s text:c="2"/></text:span><text:span text:style-name="T14">alert</text:span><text:span text:style-name="T11"> (</text:span><text:span text:style-name="T15">"Mayor : "</text:span><text:span text:style-name="T11">+</text:span><text:span text:style-name="T12">max</text:span><text:span text:style-name="T11"> + </text:span><text:span text:style-name="T15">" Menor : "</text:span><text:span text:style-name="T11">+</text:span><text:span text:style-name="T12">min</text:span><text:span text:style-name="T11">); Muestra “Mayor : 10 Menor : - 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29" draw:style-name="gr2" draw:text-style-name="P11" draw:layer="layout" svg:width="7.489cm" svg:height="2.347cm" svg:x="16.126cm" svg:y="6.922cm">
          <text:p text:style-name="P14"><text:span text:style-name="T11"><text:s text:c="2"/></text:span><text:span text:style-name="T10">var</text:span><text:span text:style-name="T11"> </text:span><text:span text:style-name="T12">x</text:span><text:span text:style-name="T11"> = [</text:span><text:span text:style-name="T13">1</text:span><text:span text:style-name="T11">,-</text:span><text:span text:style-name="T13">4</text:span><text:span text:style-name="T11">,</text:span><text:span text:style-name="T13">3</text:span><text:span text:style-name="T11">,</text:span><text:span text:style-name="T13">2</text:span><text:span text:style-name="T11">,</text:span><text:span text:style-name="T13">10</text:span><text:span text:style-name="T11">,</text:span><text:span text:style-name="T13">7</text:span><text:span text:style-name="T11">];</text:span></text:p>
          <text:p text:style-name="P14"><text:span text:style-name="T11"><text:s text:c="2"/></text:span><text:span text:style-name="T14">alert</text:span><text:span text:style-name="T11"> (</text:span><text:span text:style-name="T25">Math</text:span><text:span text:style-name="T11">.</text:span><text:span text:style-name="T14">max</text:span><text:span text:style-name="T11"> (...</text:span><text:span text:style-name="T12">x</text:span><text:span text:style-name="T11">));</text:span></text:p>
          <text:p text:style-name="P14"><text:span text:style-name="T11"><text:s text:c="2"/></text:span><text:span text:style-name="T14">alert</text:span><text:span text:style-name="T11">(</text:span><text:span text:style-name="T25">Math</text:span><text:span text:style-name="T11">.</text:span><text:span text:style-name="T14">min</text:span><text:span text:style-name="T11"> (...</text:span><text:span text:style-name="T12">x</text:span><text:span text:style-name="T11">));</text:span></text:p>
          <text:p text:style-name="P14"><text:span text:style-name="T10"/></text:p>
          <text:p text:style-name="P14"><text:span text:style-name="T1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640e901589_0_0:notes" draw:style-name="gr1" draw:layer="layout" svg:width="16.932cm" svg:height="9.524cm" svg:x="1.059cm" svg:y="1.905cm" draw:page-number="17" presentation:class="page"/>
          <draw:frame draw:name="Google Shape;215;g640e901589_0_0:notes" presentation:style-name="pr21"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TITLE_5f_AND_5f_BODY" presentation:presentation-page-layout-name="AL2T1">
        <draw:frame draw:name="Google Shape;226;p30" presentation:style-name="pr5" draw:text-style-name="P7" draw:layer="layout" svg:width="23.667cm" svg:height="11.885cm" svg:x="0.866cm" svg:y="0.805cm" presentation:class="outline" presentation:user-transformed="true">
          <draw:text-box>
            <text:p text:style-name="P8"><text:span text:style-name="T5"/></text:p>
            <text:p text:style-name="P9"><text:span text:style-name="T5"/></text:p>
            <text:p text:style-name="P9"><text:span text:style-name="T5"/></text:p>
            <text:list text:style-name="L4">
              <text:list-item>
                <text:p text:style-name="P9"><text:span text:style-name="T5">El método </text:span><text:span text:style-name="T7">filter ( ) </text:span><text:span text:style-name="T5"><text:s/>crea un nuevo array con los elementos que cumplen una determinada condición en la función.</text:span></text:p>
              </text:list-item>
              <text:list-item>
                <text:p text:style-name="P8"><text:span text:style-name="T5">Formas de copiar un array para no tocar el original. Ej :</text:span></text:p>
              </text:list-item>
            </text:list>
            <text:p text:style-name="P9"><text:span text:style-name="T8"/></text:p>
            <text:p text:style-name="P9"><text:span text:style-name="T8"/></text:p>
            <text:p text:style-name="P9"><text:span text:style-name="T9"/></text:p>
            <text:p text:style-name="P9"><text:span text:style-name="T36"/></text:p>
            <text:list text:style-name="L13">
              <text:list-item>
                <text:p text:style-name="P9"><text:span text:style-name="T37">Ver otros métodos : </text:span><text:span text:style-name="T38"><text:a xlink:href="https://www.w3schools.com/js/js_array_iteration.asp" xlink:type="simple">reduce ( )</text:a></text:span><text:span text:style-name="T38"><text:a xlink:href="https://www.w3schools.com/js/js_array_iteration.asp" xlink:type="simple">,</text:a></text:span><text:span text:style-name="T38"><text:a xlink:href="https://www.w3schools.com/js/js_array_iteration.asp" xlink:type="simple"> every ( )</text:a></text:span><text:span text:style-name="T38"><text:a xlink:href="https://www.w3schools.com/js/js_array_iteration.asp" xlink:type="simple"> , </text:a></text:span><text:span text:style-name="T38"><text:a xlink:href="https://www.w3schools.com/js/js_array_iteration.asp" xlink:type="simple">some ( )</text:a></text:span><text:span text:style-name="T38"><text:a xlink:href="https://www.w3schools.com/js/js_array_iteration.asp" xlink:type="simple">, </text:a></text:span><text:span text:style-name="T38"><text:a xlink:href="https://www.w3schools.com/js/js_array_iteration.asp" xlink:type="simple">find ( )</text:a></text:span><text:span text:style-name="T38"><text:a xlink:href="https://www.w3schools.com/js/js_array_iteration.asp" xlink:type="simple">, findIndex(), indexOf(), ...</text:a></text:span></text:p>
              </text:list-item>
            </text:list>
          </draw:text-box>
        </draw:frame>
        <draw:custom-shape draw:name="Google Shape;227;p30" draw:style-name="gr2" draw:text-style-name="P11" draw:layer="layout" svg:width="10.08cm" svg:height="3.928cm" svg:x="0.88cm" svg:y="0.992cm">
          <text:p text:style-name="P14"><text:span text:style-name="T11"><text:s text:c="2"/></text:span><text:span text:style-name="T10">var</text:span><text:span text:style-name="T11"> </text:span><text:span text:style-name="T12">x</text:span><text:span text:style-name="T11"> = [</text:span><text:span text:style-name="T13">1</text:span><text:span text:style-name="T11">,-</text:span><text:span text:style-name="T13">4</text:span><text:span text:style-name="T11">,</text:span><text:span text:style-name="T13">3</text:span><text:span text:style-name="T11">,</text:span><text:span text:style-name="T13">2</text:span><text:span text:style-name="T11">,</text:span><text:span text:style-name="T13">10</text:span><text:span text:style-name="T11">,</text:span><text:span text:style-name="T13">7</text:span><text:span text:style-name="T11">];</text:span></text:p>
          <text:p text:style-name="P14"><text:span text:style-name="T11"><text:s text:c="2"/></text:span><text:span text:style-name="T10">var</text:span><text:span text:style-name="T11"> </text:span><text:span text:style-name="T12">y</text:span><text:span text:style-name="T11"> = </text:span><text:span text:style-name="T12">x</text:span><text:span text:style-name="T11">.</text:span><text:span text:style-name="T14">map</text:span><text:span text:style-name="T11"> (</text:span><text:span text:style-name="T12">f1</text:span><text:span text:style-name="T11">);</text:span></text:p>
          <text:p text:style-name="P14"><text:span text:style-name="T11"><text:s text:c="2"/></text:span><text:span text:style-name="T10">function</text:span><text:span text:style-name="T11"> </text:span><text:span text:style-name="T14">f1</text:span><text:span text:style-name="T11"> (</text:span><text:span text:style-name="T12">valor</text:span><text:span text:style-name="T11">, </text:span><text:span text:style-name="T12">index</text:span><text:span text:style-name="T11">, </text:span><text:span text:style-name="T12">array</text:span><text:span text:style-name="T11">){</text:span></text:p>
          <text:p text:style-name="P14"><text:span text:style-name="T11"><text:s text:c="4"/></text:span><text:span text:style-name="T17">return</text:span><text:span text:style-name="T11"> </text:span><text:span text:style-name="T12">valor</text:span><text:span text:style-name="T11"> * </text:span><text:span text:style-name="T12">valor</text:span><text:span text:style-name="T11"> ;</text:span></text:p>
          <text:p text:style-name="P14"><text:span text:style-name="T11"><text:s text:c="2"/></text:span><text:span text:style-name="T11">}</text:span></text:p>
          <text:p text:style-name="P14"><text:span text:style-name="T11"><text:s text:c="2"/></text:span><text:span text:style-name="T14">alert</text:span><text:span text:style-name="T11"> (</text:span><text:span text:style-name="T12">y</text:span><text:span text:style-name="T11">) ; // Muestra 1,16,9,4,100,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0" draw:style-name="gr3" draw:text-style-name="P19" draw:layer="layout" svg:width="7.626cm" svg:height="1.874cm" svg:x="2.981cm" svg:y="0.243cm">
          <text:p text:style-name="P1"><text:span text:style-name="T34">Calcula el cuadrado de cada ele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0" draw:style-name="gr2" draw:text-style-name="P11" draw:layer="layout" svg:width="10.08cm" svg:height="4.069cm" svg:x="14.453cm" svg:y="1.017cm">
          <text:p text:style-name="P14"><text:span text:style-name="T11"><text:s text:c="2"/></text:span><text:span text:style-name="T10">var</text:span><text:span text:style-name="T11"> </text:span><text:span text:style-name="T12">x</text:span><text:span text:style-name="T11"> = [</text:span><text:span text:style-name="T13">1</text:span><text:span text:style-name="T11">,-</text:span><text:span text:style-name="T13">4</text:span><text:span text:style-name="T11">,</text:span><text:span text:style-name="T13">3</text:span><text:span text:style-name="T11">,</text:span><text:span text:style-name="T13">2</text:span><text:span text:style-name="T11">,</text:span><text:span text:style-name="T13">10</text:span><text:span text:style-name="T11">,</text:span><text:span text:style-name="T13">7</text:span><text:span text:style-name="T11">];</text:span></text:p>
          <text:p text:style-name="P14"><text:span text:style-name="T11"><text:s text:c="2"/></text:span><text:span text:style-name="T10">var</text:span><text:span text:style-name="T11"> </text:span><text:span text:style-name="T12">y</text:span><text:span text:style-name="T11"> = </text:span><text:span text:style-name="T12">x</text:span><text:span text:style-name="T11">.</text:span><text:span text:style-name="T14">filter</text:span><text:span text:style-name="T11"> (</text:span><text:span text:style-name="T12">f1</text:span><text:span text:style-name="T11">);</text:span></text:p>
          <text:p text:style-name="P14"><text:span text:style-name="T11"><text:s text:c="2"/></text:span><text:span text:style-name="T10">function</text:span><text:span text:style-name="T11"> </text:span><text:span text:style-name="T14">f1</text:span><text:span text:style-name="T11"> (</text:span><text:span text:style-name="T12">valor</text:span><text:span text:style-name="T11">){</text:span></text:p>
          <text:p text:style-name="P14"><text:span text:style-name="T11"><text:s text:c="4"/></text:span><text:span text:style-name="T17">return</text:span><text:span text:style-name="T11"> </text:span><text:span text:style-name="T12">valor</text:span><text:span text:style-name="T11"> &gt; </text:span><text:span text:style-name="T13">2</text:span><text:span text:style-name="T11"> ;</text:span></text:p>
          <text:p text:style-name="P14"><text:span text:style-name="T11"><text:s text:c="2"/></text:span><text:span text:style-name="T11">}</text:span></text:p>
          <text:p text:style-name="P14"><text:span text:style-name="T11"><text:s text:c="2"/></text:span><text:span text:style-name="T14">alert</text:span><text:span text:style-name="T11"> (</text:span><text:span text:style-name="T12">y</text:span><text:span text:style-name="T11">) ; // Muestra 3,1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0" draw:style-name="gr2" draw:text-style-name="P11" draw:layer="layout" svg:width="10.959cm" svg:height="3.722cm" svg:x="6.493cm" svg:y="7.99cm">
          <text:p text:style-name="P20"><text:span text:style-name="T39"><text:s/></text:span><text:span text:style-name="T40"><text:s/></text:span><text:span text:style-name="T41">var</text:span><text:span text:style-name="T40"> x = [</text:span><text:span text:style-name="T42">1</text:span><text:span text:style-name="T40">,-</text:span><text:span text:style-name="T42">4</text:span><text:span text:style-name="T40">,</text:span><text:span text:style-name="T42">3</text:span><text:span text:style-name="T40">,</text:span><text:span text:style-name="T42">2</text:span><text:span text:style-name="T40">,</text:span><text:span text:style-name="T42">10</text:span><text:span text:style-name="T40">,</text:span><text:span text:style-name="T42">7</text:span><text:span text:style-name="T40">];</text:span></text:p>
          <text:p text:style-name="P20"><text:span text:style-name="T40"><text:s text:c="2"/></text:span><text:span text:style-name="T41">var</text:span><text:span text:style-name="T40"> y = [].concat(x); </text:span><text:span text:style-name="T43">// Primera forma</text:span></text:p>
          <text:p text:style-name="P20"><text:span text:style-name="T40"><text:s text:c="2"/></text:span><text:span text:style-name="T41">var</text:span><text:span text:style-name="T40"> y = [...x]; <text:s/></text:span><text:span text:style-name="T43">// Segunda forma</text:span></text:p>
          <text:p text:style-name="P20"><text:span text:style-name="T40"><text:s text:c="2"/></text:span><text:span text:style-name="T40">x[</text:span><text:span text:style-name="T42">0</text:span><text:span text:style-name="T40">]=</text:span><text:span text:style-name="T42">0</text:span><text:span text:style-name="T40">;</text:span></text:p>
          <text:p text:style-name="P20"><text:span text:style-name="T40"><text:s text:c="2"/></text:span><text:span text:style-name="T40">alert (x) ; </text:span></text:p>
          <text:p text:style-name="P20"><text:span text:style-name="T40"><text:s text:c="2"/></text:span><text:span text:style-name="T40">alert (y) ;</text:span></text:p>
          <text:p text:style-name="P20"><text:span text:style-name="T4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3;g640e901589_0_12:notes" draw:style-name="gr1" draw:layer="layout" svg:width="16.932cm" svg:height="9.524cm" svg:x="1.059cm" svg:y="1.905cm" draw:page-number="18" presentation:class="page"/>
          <draw:frame draw:name="Google Shape;224;g640e901589_0_12:notes" presentation:style-name="pr22" draw:text-style-name="P4" draw:layer="layout" svg:width="15.239cm" svg:height="11.429cm" svg:x="1.905cm" svg:y="12.065cm" presentation:class="notes" presentation:placeholder="true" presentation:user-transformed="true">
            <draw:text-box/>
          </draw:frame>
        </presentation:notes>
      </draw:page>
      <draw:page draw:name="Arrays multidimensionales.&#10;" draw:style-name="dp3" draw:master-page-name="TITLE_5f_AND_5f_BODY" presentation:presentation-page-layout-name="AL2T1">
        <draw:frame draw:name="Google Shape;235;p31" presentation:style-name="pr4" draw:text-style-name="P5" draw:layer="layout" svg:width="23.667cm" svg:height="1.687cm" svg:x="0.866cm" svg:y="1.139cm" presentation:class="title" presentation:user-transformed="true">
          <draw:text-box>
            <text:p text:style-name="P8"><text:span text:style-name="T19">Arrays multidimensionales.</text:span><text:span text:style-name="T19"><text:line-break/></text:span><text:span text:style-name="T19"/></text:p>
          </draw:text-box>
        </draw:frame>
        <draw:frame draw:name="Google Shape;236;p31" presentation:style-name="pr5" draw:text-style-name="P7" draw:layer="layout" svg:width="23.667cm" svg:height="10.262cm" svg:x="0.866cm" svg:y="2.429cm" presentation:class="outline" presentation:user-transformed="true">
          <draw:text-box>
            <text:p text:style-name="P8"><text:span text:style-name="T5">Al igual que los arrays de una dimensión podemos declarar arrays de dos o más dimensiones. En este caso hay que tener cuidado con los límites durante el recorrido de los elementos para que no nos de un error fuera de rango. La sintaxis es la misma, excepto que en lugar de ser elementos simples, cada elemento es otro array. </text:span></text:p>
            <text:p text:style-name="P9"><text:span text:style-name="T23">En el siguiente ejemplo se declara un array de dos dimensiones compuesto de 3 elementos, <text:s/>y cada uno de ellos a su vez de arrays de 4 elementos. (3x4)</text:span></text:p>
            <text:p text:style-name="P10"><text:span text:style-name="T5"/></text:p>
          </draw:text-box>
        </draw:frame>
        <draw:custom-shape draw:name="Google Shape;237;p31" draw:style-name="gr2" draw:text-style-name="P11" draw:layer="layout" svg:width="15.209cm" svg:height="4.001cm" svg:x="2.454cm" svg:y="9.26cm">
          <text:p text:style-name="P14"><text:span text:style-name="T10">var</text:span><text:span text:style-name="T11"> </text:span><text:span text:style-name="T12">x</text:span><text:span text:style-name="T11"> = [[</text:span><text:span text:style-name="T13">1</text:span><text:span text:style-name="T11">,</text:span><text:span text:style-name="T13">2</text:span><text:span text:style-name="T11">,</text:span><text:span text:style-name="T13">3</text:span><text:span text:style-name="T11">,</text:span><text:span text:style-name="T13">4</text:span><text:span text:style-name="T11">],[</text:span><text:span text:style-name="T13">5</text:span><text:span text:style-name="T11">,</text:span><text:span text:style-name="T13">6</text:span><text:span text:style-name="T11">,</text:span><text:span text:style-name="T13">7</text:span><text:span text:style-name="T11">,</text:span><text:span text:style-name="T13">8</text:span><text:span text:style-name="T11">],[</text:span><text:span text:style-name="T13">9</text:span><text:span text:style-name="T11">,</text:span><text:span text:style-name="T13">10</text:span><text:span text:style-name="T11">,</text:span><text:span text:style-name="T13">11</text:span><text:span text:style-name="T11">,</text:span><text:span text:style-name="T13">12</text:span><text:span text:style-name="T11">]];</text:span></text:p>
          <text:p text:style-name="P14"><text:span text:style-name="T17">for</text:span><text:span text:style-name="T11"> (</text:span><text:span text:style-name="T12">i</text:span><text:span text:style-name="T11"> = </text:span><text:span text:style-name="T13">0</text:span><text:span text:style-name="T11"> ; </text:span><text:span text:style-name="T12">i</text:span><text:span text:style-name="T11"> &lt; </text:span><text:span text:style-name="T12">x</text:span><text:span text:style-name="T11">.</text:span><text:span text:style-name="T12">length</text:span><text:span text:style-name="T11"> ; </text:span><text:span text:style-name="T12">i</text:span><text:span text:style-name="T11">++) {</text:span></text:p>
          <text:p text:style-name="P14"><text:span text:style-name="T11"><text:s text:c="3"/></text:span><text:span text:style-name="T17">for</text:span><text:span text:style-name="T11"> (</text:span><text:span text:style-name="T12">j</text:span><text:span text:style-name="T11"> = </text:span><text:span text:style-name="T13">0</text:span><text:span text:style-name="T11"> ; </text:span><text:span text:style-name="T12">j</text:span><text:span text:style-name="T11"> &lt; </text:span><text:span text:style-name="T12">x</text:span><text:span text:style-name="T11">[</text:span><text:span text:style-name="T12">i</text:span><text:span text:style-name="T11">].</text:span><text:span text:style-name="T12">length</text:span><text:span text:style-name="T11"> ; </text:span><text:span text:style-name="T12">j</text:span><text:span text:style-name="T11">++) {</text:span></text:p>
          <text:p text:style-name="P14"><text:span text:style-name="T11"><text:s text:c="6"/></text:span><text:span text:style-name="T14">alert</text:span><text:span text:style-name="T11"> (</text:span><text:span text:style-name="T15">"Elemento : "</text:span><text:span text:style-name="T11">+</text:span><text:span text:style-name="T15">"["</text:span><text:span text:style-name="T11">+</text:span><text:span text:style-name="T12">i</text:span><text:span text:style-name="T11">+</text:span><text:span text:style-name="T15">"]"</text:span><text:span text:style-name="T11">+</text:span><text:span text:style-name="T15">"["</text:span><text:span text:style-name="T11">+</text:span><text:span text:style-name="T12">j</text:span><text:span text:style-name="T11">+</text:span><text:span text:style-name="T15">"] = "</text:span><text:span text:style-name="T11">+ </text:span><text:span text:style-name="T12">x</text:span><text:span text:style-name="T11">[</text:span><text:span text:style-name="T12">i</text:span><text:span text:style-name="T11">][</text:span><text:span text:style-name="T12">j</text:span><text:span text:style-name="T11">]);</text:span></text:p>
          <text:p text:style-name="P14"><text:span text:style-name="T11"><text:s text:c="3"/></text:span><text:span text:style-name="T11">}</text:span></text:p>
          <text:p text:style-name="P14"><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2;g64284f07d8_0_0:notes" draw:style-name="gr1" draw:layer="layout" svg:width="16.932cm" svg:height="9.524cm" svg:x="1.059cm" svg:y="1.905cm" draw:page-number="19" presentation:class="page"/>
          <draw:frame draw:name="Google Shape;233;g64284f07d8_0_0:notes" presentation:style-name="pr23"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 presentation:presentation-page-layout-name="AL2T1">
        <draw:frame draw:name="Google Shape;242;p32" presentation:style-name="pr5" draw:text-style-name="P7" draw:layer="layout" svg:width="23.667cm" svg:height="11.887cm" svg:x="0.866cm" svg:y="0.804cm" presentation:class="outline" presentation:user-transformed="true">
          <draw:text-box>
            <text:p text:style-name="P8"><text:span text:style-name="T23">En este otro ejemplo declaramos un array 3x2x2</text:span></text:p>
            <text:p text:style-name="P9"><text:span text:style-name="T5"/></text:p>
            <text:p text:style-name="P9"><text:span text:style-name="T5"/></text:p>
            <text:p text:style-name="P9"><text:span text:style-name="T5"/></text:p>
            <text:p text:style-name="P10"><text:span text:style-name="T23">Al igual que hicimos con los arrays de una dimensión, podríamos declarar los arrays multidimensionales dinámicamente haciendo uso de </text:span><text:span text:style-name="T45">push ( <text:s/>) </text:span><text:span text:style-name="T23">para añadir elementos, ó mediante asignación.</text:span><text:span text:style-name="T45"> </text:span></text:p>
          </draw:text-box>
        </draw:frame>
        <draw:custom-shape draw:name="Google Shape;243;p32" draw:style-name="gr2" draw:text-style-name="P11" draw:layer="layout" svg:width="18.067cm" svg:height="4.983cm" svg:x="3.87cm" svg:y="1.684cm">
          <text:p text:style-name="P14"><text:span text:style-name="T10">var</text:span><text:span text:style-name="T11"> </text:span><text:span text:style-name="T12">x</text:span><text:span text:style-name="T11"> = [ [ [</text:span><text:span text:style-name="T13">1</text:span><text:span text:style-name="T11">,</text:span><text:span text:style-name="T13">2</text:span><text:span text:style-name="T11">],[</text:span><text:span text:style-name="T13">3</text:span><text:span text:style-name="T11">,</text:span><text:span text:style-name="T13">4</text:span><text:span text:style-name="T11">] ] , [ [</text:span><text:span text:style-name="T13">5</text:span><text:span text:style-name="T11">,</text:span><text:span text:style-name="T13">6</text:span><text:span text:style-name="T11">],[</text:span><text:span text:style-name="T13">7</text:span><text:span text:style-name="T11">,</text:span><text:span text:style-name="T13">8</text:span><text:span text:style-name="T11">] ] , [ [</text:span><text:span text:style-name="T13">9</text:span><text:span text:style-name="T11">,</text:span><text:span text:style-name="T13">10</text:span><text:span text:style-name="T11">],[</text:span><text:span text:style-name="T13">11</text:span><text:span text:style-name="T11">,</text:span><text:span text:style-name="T13">12</text:span><text:span text:style-name="T11">] ] ];</text:span></text:p>
          <text:p text:style-name="P14"><text:span text:style-name="T17">for</text:span><text:span text:style-name="T11"> (</text:span><text:span text:style-name="T12">i</text:span><text:span text:style-name="T11"> = </text:span><text:span text:style-name="T13">0</text:span><text:span text:style-name="T11"> ; </text:span><text:span text:style-name="T12">i</text:span><text:span text:style-name="T11"> &lt; </text:span><text:span text:style-name="T12">x</text:span><text:span text:style-name="T11">.</text:span><text:span text:style-name="T12">length</text:span><text:span text:style-name="T11"> ; </text:span><text:span text:style-name="T12">i</text:span><text:span text:style-name="T11">++) {</text:span></text:p>
          <text:p text:style-name="P14"><text:span text:style-name="T11"><text:s text:c="3"/></text:span><text:span text:style-name="T17">for</text:span><text:span text:style-name="T11"> (</text:span><text:span text:style-name="T12">j</text:span><text:span text:style-name="T11"> = </text:span><text:span text:style-name="T13">0</text:span><text:span text:style-name="T11"> ; </text:span><text:span text:style-name="T12">j</text:span><text:span text:style-name="T11"> &lt; </text:span><text:span text:style-name="T12">x</text:span><text:span text:style-name="T11">[</text:span><text:span text:style-name="T12">i</text:span><text:span text:style-name="T11">].</text:span><text:span text:style-name="T12">length</text:span><text:span text:style-name="T11"> ; </text:span><text:span text:style-name="T12">j</text:span><text:span text:style-name="T11">++) {</text:span></text:p>
          <text:p text:style-name="P14"><text:span text:style-name="T11"><text:s text:c="7"/></text:span><text:span text:style-name="T17">for</text:span><text:span text:style-name="T11"> (</text:span><text:span text:style-name="T12">t</text:span><text:span text:style-name="T11"> = </text:span><text:span text:style-name="T13">0</text:span><text:span text:style-name="T11"> ; </text:span><text:span text:style-name="T12">t</text:span><text:span text:style-name="T11"> &lt; </text:span><text:span text:style-name="T12">x</text:span><text:span text:style-name="T11">[</text:span><text:span text:style-name="T12">i</text:span><text:span text:style-name="T11">][</text:span><text:span text:style-name="T12">j</text:span><text:span text:style-name="T11">].</text:span><text:span text:style-name="T12">length</text:span><text:span text:style-name="T11"> ; </text:span><text:span text:style-name="T12">t</text:span><text:span text:style-name="T11">++) {</text:span></text:p>
          <text:p text:style-name="P14"><text:span text:style-name="T11"><text:s text:c="10"/></text:span><text:span text:style-name="T14">alert</text:span><text:span text:style-name="T11"> (</text:span><text:span text:style-name="T15">"Elemento : "</text:span><text:span text:style-name="T11">+</text:span><text:span text:style-name="T15">"["</text:span><text:span text:style-name="T11">+</text:span><text:span text:style-name="T12">i</text:span><text:span text:style-name="T11">+</text:span><text:span text:style-name="T15">"]"</text:span><text:span text:style-name="T11">+</text:span><text:span text:style-name="T15">"["</text:span><text:span text:style-name="T11">+</text:span><text:span text:style-name="T12">j</text:span><text:span text:style-name="T11">+</text:span><text:span text:style-name="T15">"]"</text:span><text:span text:style-name="T11">+</text:span><text:span text:style-name="T15">"["</text:span><text:span text:style-name="T11">+</text:span><text:span text:style-name="T12">t</text:span><text:span text:style-name="T11">+</text:span><text:span text:style-name="T15">"] = "</text:span><text:span text:style-name="T11">+</text:span><text:span text:style-name="T12">x</text:span><text:span text:style-name="T11">[</text:span><text:span text:style-name="T12">i</text:span><text:span text:style-name="T11">][</text:span><text:span text:style-name="T12">j</text:span><text:span text:style-name="T11">][</text:span><text:span text:style-name="T12">t</text:span><text:span text:style-name="T11">]);</text:span></text:p>
          <text:p text:style-name="P14"><text:span text:style-name="T11"><text:s text:c="7"/></text:span><text:span text:style-name="T11">}</text:span></text:p>
          <text:p text:style-name="P14"><text:span text:style-name="T11"><text:s text:c="4"/></text:span><text:span text:style-name="T11">}</text:span></text:p>
          <text:p text:style-name="P14"><text:span text:style-name="T11">}</text:span></text:p>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2" draw:style-name="gr2" draw:text-style-name="P11" draw:layer="layout" svg:width="10.268cm" svg:height="5.598cm" svg:x="1.419cm" svg:y="8.004cm">
          <text:p text:style-name="P14"><text:span text:style-name="T10">var</text:span><text:span text:style-name="T11"> </text:span><text:span text:style-name="T12">x</text:span><text:span text:style-name="T11"> = [];</text:span></text:p>
          <text:p text:style-name="P14"><text:span text:style-name="T10">var</text:span><text:span text:style-name="T11"> </text:span><text:span text:style-name="T12">cont</text:span><text:span text:style-name="T11"> = </text:span><text:span text:style-name="T13">0</text:span><text:span text:style-name="T11">;</text:span></text:p>
          <text:p text:style-name="P14"><text:span text:style-name="T17">for</text:span><text:span text:style-name="T11"> (</text:span><text:span text:style-name="T12">i</text:span><text:span text:style-name="T11"> = </text:span><text:span text:style-name="T13">0</text:span><text:span text:style-name="T11"> ; </text:span><text:span text:style-name="T12">i</text:span><text:span text:style-name="T11"> &lt;= </text:span><text:span text:style-name="T13">3</text:span><text:span text:style-name="T11"> ; </text:span><text:span text:style-name="T12">i</text:span><text:span text:style-name="T11">++) {</text:span></text:p>
          <text:p text:style-name="P14"><text:span text:style-name="T11"><text:s text:c="3"/></text:span><text:span text:style-name="T12">x</text:span><text:span text:style-name="T11">.</text:span><text:span text:style-name="T14">push</text:span><text:span text:style-name="T11">([]);</text:span></text:p>
          <text:p text:style-name="P14"><text:span text:style-name="T11"><text:s text:c="3"/></text:span><text:span text:style-name="T17">for</text:span><text:span text:style-name="T11"> (</text:span><text:span text:style-name="T12">j</text:span><text:span text:style-name="T11"> = </text:span><text:span text:style-name="T13">0</text:span><text:span text:style-name="T11"> ; </text:span><text:span text:style-name="T12">j</text:span><text:span text:style-name="T11"> &lt;= </text:span><text:span text:style-name="T13">4</text:span><text:span text:style-name="T11"> ; </text:span><text:span text:style-name="T12">j</text:span><text:span text:style-name="T11">++) {</text:span></text:p>
          <text:p text:style-name="P14"><text:span text:style-name="T11"><text:s text:c="6"/></text:span><text:span text:style-name="T12">x</text:span><text:span text:style-name="T11">[</text:span><text:span text:style-name="T12">i</text:span><text:span text:style-name="T11">].</text:span><text:span text:style-name="T14">push</text:span><text:span text:style-name="T11">(</text:span><text:span text:style-name="T12">cont</text:span><text:span text:style-name="T11"> ++);</text:span></text:p>
          <text:p text:style-name="P14"><text:span text:style-name="T11"><text:s text:c="4"/></text:span><text:span text:style-name="T11">}</text:span></text:p>
          <text:p text:style-name="P14"><text:span text:style-name="T11"><text:s text:c="4"/></text:span><text:span text:style-name="T14">alert</text:span><text:span text:style-name="T11"> (</text:span><text:span text:style-name="T12">x</text:span><text:span text:style-name="T11">[</text:span><text:span text:style-name="T12">i</text:span><text:span text:style-name="T11">]);</text:span></text:p>
          <text:p text:style-name="P14"><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32" draw:style-name="gr2" draw:text-style-name="P11" draw:layer="layout" svg:width="10.268cm" svg:height="5.598cm" svg:x="13.702cm" svg:y="8.004cm">
          <text:p text:style-name="P14"><text:span text:style-name="T10">var</text:span><text:span text:style-name="T11"> </text:span><text:span text:style-name="T12">x</text:span><text:span text:style-name="T11"> = [];</text:span></text:p>
          <text:p text:style-name="P14"><text:span text:style-name="T10">var</text:span><text:span text:style-name="T11"> </text:span><text:span text:style-name="T12">cont</text:span><text:span text:style-name="T11"> = </text:span><text:span text:style-name="T13">0</text:span><text:span text:style-name="T11">;</text:span></text:p>
          <text:p text:style-name="P14"><text:span text:style-name="T17">for</text:span><text:span text:style-name="T11"> (</text:span><text:span text:style-name="T12">i</text:span><text:span text:style-name="T11"> = </text:span><text:span text:style-name="T13">0</text:span><text:span text:style-name="T11"> ; </text:span><text:span text:style-name="T12">i</text:span><text:span text:style-name="T11"> &lt;= </text:span><text:span text:style-name="T13">3</text:span><text:span text:style-name="T11"> ; </text:span><text:span text:style-name="T12">i</text:span><text:span text:style-name="T11">++) {</text:span></text:p>
          <text:p text:style-name="P14"><text:span text:style-name="T11"><text:s text:c="5"/></text:span><text:span text:style-name="T11"><text:tab/></text:span><text:span text:style-name="T12">x</text:span><text:span text:style-name="T11">[</text:span><text:span text:style-name="T12">i</text:span><text:span text:style-name="T11">]=[];</text:span></text:p>
          <text:p text:style-name="P21"><text:span text:style-name="T17">for</text:span><text:span text:style-name="T11"> (</text:span><text:span text:style-name="T12">j</text:span><text:span text:style-name="T11"> = </text:span><text:span text:style-name="T13">0</text:span><text:span text:style-name="T11"> ; </text:span><text:span text:style-name="T12">j</text:span><text:span text:style-name="T11"> &lt;= </text:span><text:span text:style-name="T13">4</text:span><text:span text:style-name="T11"> ; </text:span><text:span text:style-name="T12">j</text:span><text:span text:style-name="T11">++) {</text:span></text:p>
          <text:p text:style-name="P14"><text:span text:style-name="T11"><text:s text:c="6"/></text:span><text:span text:style-name="T11"><text:tab/></text:span><text:span text:style-name="T12">x</text:span><text:span text:style-name="T11">[</text:span><text:span text:style-name="T12">i</text:span><text:span text:style-name="T11">][</text:span><text:span text:style-name="T12">j</text:span><text:span text:style-name="T11">]= </text:span><text:span text:style-name="T12">cont</text:span><text:span text:style-name="T11">++;</text:span></text:p>
          <text:p text:style-name="P14"><text:span text:style-name="T11"><text:s text:c="7"/></text:span><text:span text:style-name="T11">}</text:span></text:p>
          <text:p text:style-name="P14"><text:span text:style-name="T11"><text:s text:c="6"/></text:span><text:span text:style-name="T14">alert</text:span><text:span text:style-name="T11"> (</text:span><text:span text:style-name="T12">x</text:span><text:span text:style-name="T11">[</text:span><text:span text:style-name="T12">i</text:span><text:span text:style-name="T11">]);</text:span></text:p>
          <text:p text:style-name="P14"><text:span text:style-name="T11"><text:s/></text:span><text:span text:style-name="T11">}</text:span></text:p>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2" draw:style-name="gr2" draw:text-style-name="P11" draw:layer="layout" svg:width="3.995cm" svg:height="0.892cm" svg:x="10.269cm" svg:y="10.567cm">
          <text:p text:style-name="P1"><text:span text:style-name="T46">&lt;- equivalente -&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9;g64284f07d8_0_9:notes" draw:style-name="gr1" draw:layer="layout" svg:width="16.932cm" svg:height="9.524cm" svg:x="1.059cm" svg:y="1.905cm" draw:page-number="20" presentation:class="page"/>
          <draw:frame draw:name="Google Shape;240;g64284f07d8_0_9:notes" presentation:style-name="pr24" draw:text-style-name="P4" draw:layer="layout" svg:width="15.239cm" svg:height="11.429cm" svg:x="1.905cm" svg:y="12.065cm" presentation:class="notes" presentation:placeholder="true" presentation:user-transformed="true">
            <draw:text-box/>
          </draw:frame>
        </presentation:notes>
      </draw:page>
      <draw:page draw:name="Bibliografía" draw:style-name="dp3" draw:master-page-name="TITLE_5f_AND_5f_BODY" presentation:presentation-page-layout-name="AL2T1">
        <draw:frame draw:name="Google Shape;251;p33" presentation:style-name="pr4" draw:text-style-name="P5" draw:layer="layout" svg:width="23.667cm" svg:height="1.687cm" svg:x="0.866cm" svg:y="1.139cm" presentation:class="title" presentation:user-transformed="true">
          <draw:text-box>
            <text:p text:style-name="P1"><text:span text:style-name="T4">Bibliografía</text:span></text:p>
          </draw:text-box>
        </draw:frame>
        <draw:frame draw:name="Google Shape;252;p33" presentation:style-name="pr5" draw:text-style-name="P7" draw:layer="layout" svg:width="23.667cm" svg:height="9.274cm" svg:x="0.866cm" svg:y="3.416cm" presentation:class="outline" presentation:user-transformed="true">
          <draw:text-box>
            <text:list text:style-name="L4">
              <text:list-item>
                <text:p text:style-name="P6"><text:span text:style-name="T5">LibrosWeb <text:s/></text:span></text:p>
              </text:list-item>
              <text:list-item>
                <text:p text:style-name="P6"><text:span text:style-name="T5">W3Schools</text:span></text:p>
              </text:list-item>
              <text:list-item>
                <text:p text:style-name="P6"><text:span text:style-name="T5">Developer Mozilla Docs</text:span></text:p>
              </text:list-item>
            </text:list>
          </draw:text-box>
        </draw:frame>
        <presentation:notes draw:style-name="dp2">
          <draw:page-thumbnail draw:name="Google Shape;248;g60437a1184_0_67:notes" draw:style-name="gr1" draw:layer="layout" svg:width="16.932cm" svg:height="9.524cm" svg:x="1.059cm" svg:y="1.905cm" draw:page-number="21" presentation:class="page"/>
          <draw:frame draw:name="Google Shape;249;g60437a1184_0_67:notes" presentation:style-name="pr2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3FF00000300722169B9A6BC169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06292"/>
      <style:paragraph-properties fo:text-align="start" style:font-independent-line-spacing="true"/>
      <style:text-properties fo:font-size="14pt"/>
    </style:style>
    <style:style style:name="MP11" style:family="paragraph">
      <loext:graphic-properties draw:fill="solid" draw:fill-color="#d23369"/>
      <style:paragraph-properties fo:text-align="start" style:font-independent-line-spacing="true"/>
      <style:text-properties fo:font-size="14pt"/>
    </style:style>
    <style:style style:name="MP12" style:family="paragraph">
      <loext:graphic-properties draw:fill="solid" draw:fill-color="#9c254d"/>
      <style:paragraph-properties fo:text-align="start" style:font-independent-line-spacing="true"/>
      <style:text-properties fo:font-size="14pt"/>
    </style:style>
    <style:style style:name="MP13" style:family="paragraph">
      <loext:graphic-properties draw:fill="solid" draw:fill-color="#2a3990"/>
      <style:paragraph-properties fo:text-align="start" style:font-independent-line-spacing="true"/>
      <style:text-properties fo:font-size="14pt"/>
    </style:style>
    <style:style style:name="M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cfe2f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text:style-name="M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8cm" svg:y="0cm">
          <text:p text:style-name="MP14"/>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8cm 2.82cm)">
          <text:p text:style-name="MP14"/>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text:style-name="MP14"/>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text:style-name="MP14"/>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29;p4">
        <draw:custom-shape draw:name="Google Shape;30;p4" draw:style-name="Mgr6" draw:text-style-name="MP10" draw:layer="layout" svg:width="2.747cm" svg:height="1.087cm" svg:x="22.653cm" svg:y="12.5cm">
          <text:p text:style-name="MP14"/>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6" draw:text-style-name="MP10" draw:layer="layout" svg:width="2.747cm" svg:height="1.087cm" svg:x="17.168cm" svg:y="12.5cm">
          <text:p text:style-name="MP14"/>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7" draw:text-style-name="MP11" draw:layer="layout" svg:width="2.747cm" svg:height="1.087cm" svg:x="19.917cm" svg:y="12.5cm">
          <text:p text:style-name="M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8" draw:text-style-name="MP12" draw:layer="layout" svg:width="2.747cm" svg:height="1.092cm" draw:transform="rotate (-3.14159265358979) translate (25.4cm 13.588cm)">
          <text:p text:style-name="MP14"/>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9" draw:text-style-name="MP13" draw:layer="layout" svg:width="25.399cm" svg:height="0.699cm" svg:x="0cm" svg:y="13.588cm">
          <text:p text:style-name="MP1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4"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custom-shape draw:name="Google Shape;38;p4" draw:style-name="Mgr10" draw:text-style-name="MP15" draw:layer="backgroundobjects" svg:width="10.112cm" svg:height="0.668cm" svg:x="0.471cm" svg:y="13.407cm">
        <text:p text:style-name="MP14"><text:span text:style-name="MT2">Profesor: Juan J. Gall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0"/>
    <meta:generator>LibreOfficeDev/6.0.5.2$Linux_X86_64 LibreOffice_project/</meta:generator>
  </office:meta>
</office:document-meta>
</file>